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4"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4" style:family="table">
      <style:table-properties style:width="16.007cm" fo:margin-left="0cm" table:align="left" style:writing-mode="lr-tb"/>
    </style:style>
    <style:style style:name="Tableau4.A" style:family="table-column">
      <style:table-column-properties style:column-width="5.503cm"/>
    </style:style>
    <style:style style:name="Tableau4.B" style:family="table-column">
      <style:table-column-properties style:column-width="1.69cm"/>
    </style:style>
    <style:style style:name="Tableau4.C" style:family="table-column">
      <style:table-column-properties style:column-width="2.939cm"/>
    </style:style>
    <style:style style:name="Tableau4.E" style:family="table-column">
      <style:table-column-properties style:column-width="2.937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officeooo:paragraph-rsid="000485ac"/>
    </style:style>
    <style:style style:name="P4" style:family="paragraph" style:parent-style-name="Standard">
      <style:text-properties officeooo:rsid="000737ae" officeooo:paragraph-rsid="000737ae"/>
    </style:style>
    <style:style style:name="P5" style:family="paragraph" style:parent-style-name="Standard">
      <style:text-properties officeooo:rsid="0008c3ef" officeooo:paragraph-rsid="0008c3ef"/>
    </style:style>
    <style:style style:name="P6" style:family="paragraph" style:parent-style-name="Standard">
      <style:text-properties officeooo:paragraph-rsid="00131870"/>
    </style:style>
    <style:style style:name="P7" style:family="paragraph" style:parent-style-name="Standard">
      <style:text-properties officeooo:rsid="0014f93a" officeooo:paragraph-rsid="0014f93a"/>
    </style:style>
    <style:style style:name="P8" style:family="paragraph" style:parent-style-name="Standard">
      <style:text-properties officeooo:rsid="00077fdd" officeooo:paragraph-rsid="00077fdd"/>
    </style:style>
    <style:style style:name="P9" style:family="paragraph" style:parent-style-name="Standard">
      <style:text-properties officeooo:rsid="00131870" officeooo:paragraph-rsid="00131870"/>
    </style:style>
    <style:style style:name="P10" style:family="paragraph" style:parent-style-name="Standard">
      <style:text-properties officeooo:rsid="0023598c" officeooo:paragraph-rsid="0031bf8d"/>
    </style:style>
    <style:style style:name="P11" style:family="paragraph" style:parent-style-name="Standard">
      <style:text-properties officeooo:rsid="00241b84" officeooo:paragraph-rsid="0031bf8d"/>
    </style:style>
    <style:style style:name="P12" style:family="paragraph" style:parent-style-name="Standard">
      <style:text-properties officeooo:rsid="0024de93" officeooo:paragraph-rsid="0024de93"/>
    </style:style>
    <style:style style:name="P13" style:family="paragraph" style:parent-style-name="Standard">
      <style:text-properties officeooo:paragraph-rsid="00217ae0"/>
    </style:style>
    <style:style style:name="P14" style:family="paragraph" style:parent-style-name="Standard">
      <style:text-properties officeooo:rsid="002aac35" officeooo:paragraph-rsid="0031bf8d"/>
    </style:style>
    <style:style style:name="P15" style:family="paragraph" style:parent-style-name="Standard">
      <style:text-properties officeooo:rsid="00309b0d" officeooo:paragraph-rsid="0031bf8d"/>
    </style:style>
    <style:style style:name="P16" style:family="paragraph" style:parent-style-name="Standard">
      <style:text-properties officeooo:paragraph-rsid="0031bf8d"/>
    </style:style>
    <style:style style:name="P17" style:family="paragraph" style:parent-style-name="Standard">
      <style:text-properties officeooo:rsid="0020ee6d" officeooo:paragraph-rsid="003657f8"/>
    </style:style>
    <style:style style:name="P18" style:family="paragraph" style:parent-style-name="Standard">
      <style:text-properties officeooo:rsid="0034112f" officeooo:paragraph-rsid="003af904"/>
    </style:style>
    <style:style style:name="P19" style:family="paragraph" style:parent-style-name="Standard">
      <style:text-properties officeooo:rsid="0034112f" officeooo:paragraph-rsid="003dbce6"/>
    </style:style>
    <style:style style:name="P20" style:family="paragraph" style:parent-style-name="Standard">
      <style:text-properties officeooo:rsid="0034112f" officeooo:paragraph-rsid="00a8e09c"/>
    </style:style>
    <style:style style:name="P21" style:family="paragraph" style:parent-style-name="Standard">
      <style:text-properties officeooo:rsid="003af904" officeooo:paragraph-rsid="003af904"/>
    </style:style>
    <style:style style:name="P22" style:family="paragraph" style:parent-style-name="Standard">
      <style:text-properties officeooo:rsid="003af904" officeooo:paragraph-rsid="00a8e09c"/>
    </style:style>
    <style:style style:name="P23" style:family="paragraph" style:parent-style-name="Standard">
      <style:text-properties officeooo:rsid="003dbce6" officeooo:paragraph-rsid="003dbce6"/>
    </style:style>
    <style:style style:name="P24" style:family="paragraph" style:parent-style-name="Standard">
      <style:text-properties officeooo:rsid="003dbce6" officeooo:paragraph-rsid="00a8e09c"/>
    </style:style>
    <style:style style:name="P25" style:family="paragraph" style:parent-style-name="Standard">
      <style:text-properties officeooo:rsid="003ff8b2" officeooo:paragraph-rsid="003ff8b2"/>
    </style:style>
    <style:style style:name="P26" style:family="paragraph" style:parent-style-name="Standard">
      <style:text-properties officeooo:rsid="003ff8b2" officeooo:paragraph-rsid="00a8e09c"/>
    </style:style>
    <style:style style:name="P27" style:family="paragraph" style:parent-style-name="Standard">
      <style:text-properties officeooo:rsid="00623338" officeooo:paragraph-rsid="00623338"/>
    </style:style>
    <style:style style:name="P28" style:family="paragraph" style:parent-style-name="Standard">
      <style:text-properties officeooo:rsid="00623338" officeooo:paragraph-rsid="00a8e09c"/>
    </style:style>
    <style:style style:name="P29" style:family="paragraph" style:parent-style-name="Standard">
      <style:text-properties officeooo:rsid="006ed257" officeooo:paragraph-rsid="006ed257"/>
    </style:style>
    <style:style style:name="P30" style:family="paragraph" style:parent-style-name="Standard">
      <style:text-properties officeooo:rsid="006ed257" officeooo:paragraph-rsid="00a8e09c"/>
    </style:style>
    <style:style style:name="P31" style:family="paragraph" style:parent-style-name="Standard">
      <style:text-properties officeooo:rsid="00670bb2" officeooo:paragraph-rsid="00a8e09c"/>
    </style:style>
    <style:style style:name="P32" style:family="paragraph" style:parent-style-name="Standard">
      <style:text-properties officeooo:rsid="0081775c" officeooo:paragraph-rsid="00a8e09c"/>
    </style:style>
    <style:style style:name="P33" style:family="paragraph" style:parent-style-name="Standard">
      <style:text-properties officeooo:paragraph-rsid="00a82951"/>
    </style:style>
    <style:style style:name="P34" style:family="paragraph" style:parent-style-name="Standard">
      <style:text-properties officeooo:rsid="003cae05" officeooo:paragraph-rsid="00a82951"/>
    </style:style>
    <style:style style:name="P35" style:family="paragraph" style:parent-style-name="Standard">
      <style:text-properties officeooo:paragraph-rsid="000a78c4"/>
    </style:style>
    <style:style style:name="P36" style:family="paragraph" style:parent-style-name="Standard">
      <style:text-properties officeooo:rsid="005e5ded" officeooo:paragraph-rsid="00a8e09c"/>
    </style:style>
    <style:style style:name="P37" style:family="paragraph" style:parent-style-name="Standard">
      <style:text-properties officeooo:rsid="0005da76" officeooo:paragraph-rsid="00a8e09c"/>
    </style:style>
    <style:style style:name="P38" style:family="paragraph" style:parent-style-name="Standard">
      <style:text-properties officeooo:rsid="00332a3c" officeooo:paragraph-rsid="00a8e09c"/>
    </style:style>
    <style:style style:name="P39" style:family="paragraph" style:parent-style-name="Standard">
      <style:text-properties officeooo:rsid="007b4e64" officeooo:paragraph-rsid="00a8e09c"/>
    </style:style>
    <style:style style:name="P40" style:family="paragraph" style:parent-style-name="Standard">
      <style:text-properties officeooo:paragraph-rsid="00a8e09c"/>
    </style:style>
    <style:style style:name="P41" style:family="paragraph" style:parent-style-name="Standard">
      <style:text-properties officeooo:paragraph-rsid="00ac2641"/>
    </style:style>
    <style:style style:name="P42" style:family="paragraph" style:parent-style-name="Standard">
      <style:text-properties style:font-name="Verdana2" fo:font-size="10pt" officeooo:rsid="00aa66c8" style:font-size-asian="10pt" style:font-size-complex="10pt"/>
    </style:style>
    <style:style style:name="P43" style:family="paragraph" style:parent-style-name="Standard">
      <style:text-properties officeooo:rsid="0079ed17" officeooo:paragraph-rsid="00a8e09c"/>
    </style:style>
    <style:style style:name="P44" style:family="paragraph" style:parent-style-name="Standard">
      <style:text-properties officeooo:rsid="00b2fff4" officeooo:paragraph-rsid="00b2fff4"/>
    </style:style>
    <style:style style:name="P45" style:family="paragraph" style:parent-style-name="Standard">
      <style:text-properties officeooo:paragraph-rsid="00b3723c"/>
    </style:style>
    <style:style style:name="P46" style:family="paragraph" style:parent-style-name="Standard">
      <style:paragraph-properties fo:break-before="page"/>
    </style:style>
    <style:style style:name="P47" style:family="paragraph" style:parent-style-name="Cadre_5f_Gauche">
      <style:paragraph-properties fo:break-before="page"/>
      <style:text-properties fo:language="zxx" fo:country="none" style:language-asian="zxx" style:country-asian="none" style:text-scale="100%"/>
    </style:style>
    <style:style style:name="P48" style:family="paragraph" style:parent-style-name="Encadré_5f_Normal">
      <style:paragraph-properties style:snap-to-layout-grid="false"/>
    </style:style>
    <style:style style:name="P49" style:family="paragraph" style:parent-style-name="Encadré_5f_TitreCoté">
      <style:paragraph-properties style:snap-to-layout-grid="false"/>
      <style:text-properties fo:font-size="10pt" style:font-size-asian="10pt" style:text-rotation-angle="90" style:text-rotation-scale="line-height"/>
    </style:style>
    <style:style style:name="P50" style:family="paragraph" style:parent-style-name="Droite">
      <style:text-properties fo:font-weight="bold" style:font-weight-asian="bold" style:font-weight-complex="bold"/>
    </style:style>
    <style:style style:name="P51" style:family="paragraph" style:parent-style-name="Cadre_5f_Gauche">
      <style:text-properties fo:language="zxx" fo:country="none" style:language-asian="zxx" style:country-asian="none" style:text-scale="100%"/>
    </style:style>
    <style:style style:name="P52" style:family="paragraph" style:parent-style-name="PageGarde_5f_TitreDuMémoire">
      <style:text-properties fo:font-size="28pt" officeooo:rsid="0001c6dd" officeooo:paragraph-rsid="0001c6dd" style:font-size-asian="28pt" style:font-size-complex="28pt" style:text-scale="100%"/>
    </style:style>
    <style:style style:name="P53" style:family="paragraph" style:parent-style-name="PageGarde_5f_NomPrénom">
      <style:text-properties officeooo:rsid="0001c6dd" officeooo:paragraph-rsid="0001c6dd"/>
    </style:style>
    <style:style style:name="P54" style:family="paragraph" style:parent-style-name="PageGarde_5f_MentionDeDiplome">
      <style:text-properties officeooo:rsid="0001c6dd" officeooo:paragraph-rsid="0001c6dd"/>
    </style:style>
    <style:style style:name="P55" style:family="paragraph" style:parent-style-name="Footnote">
      <style:text-properties officeooo:rsid="0052836f" officeooo:paragraph-rsid="0052836f"/>
    </style:style>
    <style:style style:name="P56" style:family="paragraph" style:parent-style-name="PageGarde_5f_SoutenuLe">
      <style:text-properties officeooo:rsid="00a8e09c" officeooo:paragraph-rsid="00a8e09c"/>
    </style:style>
    <style:style style:name="P57" style:family="paragraph" style:parent-style-name="Table_20_Contents">
      <style:paragraph-properties fo:text-align="center" style:justify-single-word="false"/>
      <style:text-properties officeooo:rsid="003724b9" officeooo:paragraph-rsid="00a82951"/>
    </style:style>
    <style:style style:name="P58" style:family="paragraph" style:parent-style-name="Table_20_Contents">
      <style:paragraph-properties fo:text-align="center" style:justify-single-word="false"/>
      <style:text-properties officeooo:rsid="003b1277" officeooo:paragraph-rsid="00a82951"/>
    </style:style>
    <style:style style:name="P59" style:family="paragraph" style:parent-style-name="Table_20_Contents">
      <style:text-properties officeooo:rsid="003b1277" officeooo:paragraph-rsid="00a82951"/>
    </style:style>
    <style:style style:name="P60" style:family="paragraph" style:parent-style-name="Table_20_Contents">
      <style:text-properties officeooo:rsid="00394fcb" officeooo:paragraph-rsid="00a82951"/>
    </style:style>
    <style:style style:name="P61" style:family="paragraph" style:parent-style-name="Table_20_Contents">
      <style:paragraph-properties fo:text-align="center" style:justify-single-word="false"/>
      <style:text-properties fo:font-weight="bold" officeooo:rsid="003724b9" officeooo:paragraph-rsid="00a82951" style:font-weight-asian="bold" style:font-weight-complex="bold"/>
    </style:style>
    <style:style style:name="P62" style:family="paragraph" style:parent-style-name="Table_20_Contents">
      <style:paragraph-properties fo:text-align="center" style:justify-single-word="false"/>
      <style:text-properties fo:font-weight="bold" officeooo:rsid="003b1277" officeooo:paragraph-rsid="00a82951" style:font-weight-asian="bold" style:font-weight-complex="bold"/>
    </style:style>
    <style:style style:name="P63" style:family="paragraph" style:parent-style-name="Table_20_Contents">
      <style:paragraph-properties fo:line-height="150%" fo:text-align="center" style:justify-single-word="false"/>
      <style:text-properties fo:font-weight="bold" officeooo:rsid="003b1277" officeooo:paragraph-rsid="00a82951" style:font-weight-asian="bold" style:font-weight-complex="bold"/>
    </style:style>
    <style:style style:name="P64" style:family="paragraph" style:parent-style-name="Table_20_Contents">
      <style:paragraph-properties fo:text-align="center" style:justify-single-word="false"/>
      <style:text-properties fo:font-weight="bold" officeooo:rsid="00394fcb" officeooo:paragraph-rsid="00a82951" style:font-weight-asian="bold" style:font-weight-complex="bold"/>
    </style:style>
    <style:style style:name="P65" style:family="paragraph" style:parent-style-name="Table_20_Contents">
      <style:paragraph-properties fo:line-height="150%" fo:text-align="center" style:justify-single-word="false"/>
      <style:text-properties fo:font-weight="bold" officeooo:rsid="00394fcb" officeooo:paragraph-rsid="00a82951" style:font-weight-asian="bold" style:font-weight-complex="bold"/>
    </style:style>
    <style:style style:name="P66" style:family="paragraph" style:parent-style-name="Table_20_Contents">
      <style:paragraph-properties fo:text-align="center" style:justify-single-word="false"/>
      <style:text-properties fo:font-weight="bold" officeooo:paragraph-rsid="00a82951" style:font-weight-asian="bold" style:font-weight-complex="bold"/>
    </style:style>
    <style:style style:name="P67" style:family="paragraph" style:parent-style-name="Table_20_Contents">
      <style:paragraph-properties fo:line-height="150%" fo:text-align="center" style:justify-single-word="false"/>
      <style:text-properties fo:font-weight="bold" officeooo:paragraph-rsid="00a82951" style:font-weight-asian="bold" style:font-weight-complex="bold"/>
    </style:style>
    <style:style style:name="P68" style:family="paragraph" style:parent-style-name="Table_20_Contents">
      <style:paragraph-properties fo:text-align="center" style:justify-single-word="false"/>
      <style:text-properties fo:font-weight="bold" officeooo:rsid="003cae05" officeooo:paragraph-rsid="00a82951" style:font-weight-asian="bold" style:font-weight-complex="bold"/>
    </style:style>
    <style:style style:name="P69" style:family="paragraph" style:parent-style-name="Table_20_Contents">
      <style:text-properties officeooo:rsid="003cae05" officeooo:paragraph-rsid="00a82951"/>
    </style:style>
    <style:style style:name="P70" style:family="paragraph" style:parent-style-name="Table_20_Contents">
      <style:text-properties officeooo:paragraph-rsid="00a82951"/>
    </style:style>
    <style:style style:name="P71" style:family="paragraph" style:parent-style-name="Table">
      <style:text-properties officeooo:rsid="003db6f7" officeooo:paragraph-rsid="00a82951"/>
    </style:style>
    <style:style style:name="P72" style:family="paragraph" style:parent-style-name="Bibliography_20_1">
      <style:paragraph-properties>
        <style:tab-stops/>
      </style:paragraph-properties>
    </style:style>
    <style:style style:name="P73" style:family="paragraph" style:parent-style-name="_5f_ua_5f_Titre_20_2" style:list-style-name="">
      <style:paragraph-properties fo:line-height="100%" fo:text-align="start" style:justify-single-word="false" fo:orphans="2" fo:widows="2"/>
      <style:text-properties officeooo:rsid="0005da76" officeooo:paragraph-rsid="0005da76"/>
    </style:style>
    <style:style style:name="P74" style:family="paragraph" style:parent-style-name="_5f_ua_5f_Titre_20_2">
      <style:text-properties officeooo:rsid="0005da76" officeooo:paragraph-rsid="00a82951"/>
    </style:style>
    <style:style style:name="P75" style:family="paragraph" style:parent-style-name="_5f_ua_5f_Titre_20_2">
      <style:text-properties officeooo:rsid="00be8cda" officeooo:paragraph-rsid="00be8cda"/>
    </style:style>
    <style:style style:name="P76" style:family="paragraph" style:parent-style-name="_5f_ua_5f_Titre_20_2">
      <style:paragraph-properties fo:break-before="page"/>
    </style:style>
    <style:style style:name="P77" style:family="paragraph" style:parent-style-name="_5f_ua_5f_Titre_20_2">
      <style:paragraph-properties fo:break-before="page"/>
      <style:text-properties officeooo:rsid="000485ac" officeooo:paragraph-rsid="000485ac"/>
    </style:style>
    <style:style style:name="P78" style:family="paragraph" style:parent-style-name="_5f_ua_5f_Titre_20_2">
      <style:paragraph-properties fo:break-before="page"/>
      <style:text-properties officeooo:rsid="0005da76" officeooo:paragraph-rsid="0005da76"/>
    </style:style>
    <style:style style:name="P79" style:family="paragraph" style:parent-style-name="_5f_ua_5f_Titre_20_3">
      <style:text-properties officeooo:rsid="000472d5" officeooo:paragraph-rsid="000472d5"/>
    </style:style>
    <style:style style:name="P80" style:family="paragraph" style:parent-style-name="_5f_ua_5f_Titre_20_3">
      <style:text-properties officeooo:rsid="000485ac" officeooo:paragraph-rsid="000485ac"/>
    </style:style>
    <style:style style:name="P81" style:family="paragraph" style:parent-style-name="_5f_ua_5f_Titre_20_3">
      <style:text-properties officeooo:rsid="0005da76" officeooo:paragraph-rsid="0005da76"/>
    </style:style>
    <style:style style:name="P82" style:family="paragraph" style:parent-style-name="_5f_ua_5f_Titre_20_3">
      <style:text-properties officeooo:rsid="0005da76" officeooo:paragraph-rsid="0031bf8d"/>
    </style:style>
    <style:style style:name="P83" style:family="paragraph" style:parent-style-name="_5f_ua_5f_Titre_20_5">
      <style:text-properties officeooo:rsid="003ef36c"/>
    </style:style>
    <style:style style:name="P84" style:family="paragraph" style:parent-style-name="_5f_ua_5f_Titre_20_5">
      <style:text-properties officeooo:rsid="004b84c6"/>
    </style:style>
    <style:style style:name="P85" style:family="paragraph" style:parent-style-name="_5f_ua_5f_Titre_20_5">
      <style:text-properties officeooo:rsid="006fd8e1"/>
    </style:style>
    <style:style style:name="P86" style:family="paragraph" style:parent-style-name="_5f_ua_5f_Titre_20_5">
      <style:text-properties officeooo:rsid="0005da76" officeooo:paragraph-rsid="0031bf8d"/>
    </style:style>
    <style:style style:name="P87" style:family="paragraph" style:parent-style-name="_5f_ua_5f_Titre_20_5">
      <style:text-properties officeooo:rsid="0005da76" officeooo:paragraph-rsid="0005da76"/>
    </style:style>
    <style:style style:name="P88" style:family="paragraph" style:parent-style-name="_5f_ua_5f_Titre_20_5">
      <style:text-properties officeooo:rsid="0030c3b8" officeooo:paragraph-rsid="0031bf8d"/>
    </style:style>
    <style:style style:name="P89" style:family="paragraph" style:parent-style-name="_5f_ua_5f_Titre_20_5">
      <style:text-properties officeooo:rsid="00309b0d" officeooo:paragraph-rsid="0031bf8d"/>
    </style:style>
    <style:style style:name="P90" style:family="paragraph" style:parent-style-name="Contents_20_1">
      <style:paragraph-properties>
        <style:tab-stops/>
      </style:paragraph-properties>
    </style:style>
    <style:style style:name="P91" style:family="paragraph" style:parent-style-name="Cadre_5f_Gauche" style:master-page-name="_34_e_5f_Couverture">
      <style:paragraph-properties style:page-number="1"/>
    </style:style>
    <style:style style:name="P92" style:family="paragraph" style:parent-style-name="Contents_20_2">
      <style:paragraph-properties>
        <style:tab-stops>
          <style:tab-stop style:position="0.499cm"/>
        </style:tab-stops>
      </style:paragraph-properties>
    </style:style>
    <style:style style:name="P93" style:family="paragraph" style:parent-style-name="Contents_20_2">
      <style:text-properties officeooo:rsid="00be8cda" officeooo:paragraph-rsid="00be8cda"/>
    </style:style>
    <style:style style:name="P94" style:family="paragraph" style:parent-style-name="Contents_20_3">
      <style:paragraph-properties>
        <style:tab-stops>
          <style:tab-stop style:position="1cm"/>
        </style:tab-stops>
      </style:paragraph-properties>
    </style:style>
    <style:style style:name="P95" style:family="paragraph" style:parent-style-name="Contents_20_4">
      <style:paragraph-properties>
        <style:tab-stops>
          <style:tab-stop style:position="1.499cm"/>
        </style:tab-stops>
      </style:paragraph-properties>
    </style:style>
    <style:style style:name="P96" style:family="paragraph" style:parent-style-name="Table_20_Contents" style:list-style-name="L40">
      <style:text-properties officeooo:rsid="00394fcb" officeooo:paragraph-rsid="00a82951"/>
    </style:style>
    <style:style style:name="P97" style:family="paragraph" style:parent-style-name="Table_20_Contents" style:list-style-name="L44">
      <style:paragraph-properties fo:line-height="0.58cm">
        <style:tab-stops/>
      </style:paragraph-properties>
      <style:text-properties officeooo:rsid="00394fcb" officeooo:paragraph-rsid="00a82951"/>
    </style:style>
    <style:style style:name="P98" style:family="paragraph" style:parent-style-name="Table_20_Contents" style:list-style-name="L41">
      <style:text-properties officeooo:paragraph-rsid="00a82951"/>
    </style:style>
    <style:style style:name="P99" style:family="paragraph" style:parent-style-name="Table_20_Contents" style:list-style-name="L42">
      <style:text-properties officeooo:paragraph-rsid="00a82951"/>
    </style:style>
    <style:style style:name="P100" style:family="paragraph" style:parent-style-name="Table_20_Contents" style:list-style-name="L43">
      <style:text-properties officeooo:paragraph-rsid="00a82951"/>
    </style:style>
    <style:style style:name="P101" style:family="paragraph" style:parent-style-name="Table_20_Contents" style:list-style-name="L44">
      <style:paragraph-properties fo:line-height="0.58cm">
        <style:tab-stops/>
      </style:paragraph-properties>
      <style:text-properties style:font-name="Ubuntu" officeooo:rsid="003b1277" officeooo:paragraph-rsid="00a82951" style:font-name-asian="Calibri" style:font-name-complex="Calibri"/>
    </style:style>
    <style:style style:name="P102" style:family="paragraph" style:parent-style-name="Contents_20_Heading" style:master-page-name="Standard">
      <style:paragraph-properties style:page-number="3"/>
    </style:style>
    <style:style style:name="P103" style:family="paragraph" style:parent-style-name="Standard" style:master-page-name="Page_5f_Garde">
      <style:paragraph-properties style:page-number="auto"/>
      <style:text-properties fo:language="zxx" fo:country="none" style:language-asian="zxx" style:country-asian="none"/>
    </style:style>
    <style:style style:name="P104" style:family="paragraph" style:parent-style-name="Standard">
      <style:text-properties officeooo:paragraph-rsid="00b3723c"/>
    </style:style>
    <style:style style:name="P105" style:family="paragraph" style:parent-style-name="Standard">
      <style:text-properties officeooo:rsid="00be3acf" officeooo:paragraph-rsid="00be3acf"/>
    </style:style>
    <style:style style:name="P106" style:family="paragraph" style:parent-style-name="Standard">
      <style:text-properties fo:language="zxx" fo:country="none" style:language-asian="zxx" style:country-asian="none" style:text-scale="100%"/>
    </style:style>
    <style:style style:name="P107" style:family="paragraph" style:parent-style-name="Standard">
      <style:text-properties officeooo:paragraph-rsid="00be8cda"/>
    </style:style>
    <style:style style:name="P108" style:family="paragraph" style:parent-style-name="Standard">
      <style:text-properties officeooo:rsid="00be8cda" officeooo:paragraph-rsid="00be8cda"/>
    </style:style>
    <style:style style:name="P109" style:family="paragraph" style:parent-style-name="Standard">
      <style:text-properties officeooo:paragraph-rsid="00bf604c"/>
    </style:style>
    <style:style style:name="P110" style:family="paragraph" style:parent-style-name="Standard">
      <style:paragraph-properties fo:break-before="page"/>
    </style:style>
    <style:style style:name="P111" style:family="paragraph" style:parent-style-name="_5f_ua_5f_Titre_20_4">
      <style:text-properties officeooo:rsid="000485ac" officeooo:paragraph-rsid="000485ac"/>
    </style:style>
    <style:style style:name="P112" style:family="paragraph" style:parent-style-name="_5f_ua_5f_Titre_20_4">
      <style:text-properties officeooo:rsid="00119b0a" officeooo:paragraph-rsid="00131870"/>
    </style:style>
    <style:style style:name="P113" style:family="paragraph" style:parent-style-name="_5f_ua_5f_Titre_20_4">
      <style:text-properties officeooo:rsid="000472d5" officeooo:paragraph-rsid="0019c992"/>
    </style:style>
    <style:style style:name="P114" style:family="paragraph" style:parent-style-name="_5f_ua_5f_Titre_20_4">
      <style:text-properties officeooo:rsid="00217ae0" officeooo:paragraph-rsid="00217ae0"/>
    </style:style>
    <style:style style:name="P115" style:family="paragraph" style:parent-style-name="_5f_ua_5f_Titre_20_4">
      <style:text-properties officeooo:rsid="0079ed17" officeooo:paragraph-rsid="00a8e09c"/>
    </style:style>
    <style:style style:name="P116" style:family="paragraph" style:parent-style-name="_5f_ua_5f_Titre_20_4">
      <style:text-properties officeooo:rsid="0005da76" officeooo:paragraph-rsid="00a8e09c"/>
    </style:style>
    <style:style style:name="P117" style:family="paragraph" style:parent-style-name="_5f_ua_5f_Titre_20_4">
      <style:text-properties officeooo:rsid="0005da76" officeooo:paragraph-rsid="0031bf8d"/>
    </style:style>
    <style:style style:name="P118" style:family="paragraph" style:parent-style-name="_5f_ua_5f_Titre_20_4">
      <style:text-properties officeooo:paragraph-rsid="0031bf8d"/>
    </style:style>
    <style:style style:name="P119" style:family="paragraph" style:parent-style-name="_5f_ua_5f_Titre_20_4">
      <style:text-properties officeooo:rsid="00b3723c" officeooo:paragraph-rsid="00b3723c"/>
    </style:style>
    <style:style style:name="P120" style:family="paragraph" style:parent-style-name="_5f_ua_5f_Titre_20_4">
      <style:text-properties officeooo:rsid="00be3acf" officeooo:paragraph-rsid="00be3acf"/>
    </style:style>
    <style:style style:name="P121" style:family="paragraph" style:parent-style-name="_5f_ua_5f_Titre_20_4">
      <style:text-properties officeooo:rsid="00be3acf" officeooo:paragraph-rsid="00bf604c"/>
    </style:style>
    <style:style style:name="P122" style:family="paragraph" style:parent-style-name="_5f_ua_5f_Titre_20_1">
      <style:paragraph-properties fo:break-before="page"/>
    </style:style>
    <style:style style:name="P123" style:family="paragraph" style:parent-style-name="_5f_ua_5f_Titre_20_1">
      <style:paragraph-properties fo:break-before="page"/>
      <style:text-properties officeooo:rsid="000357d4" officeooo:paragraph-rsid="000357d4"/>
    </style:style>
    <style:style style:name="P124" style:family="paragraph" style:parent-style-name="_5f_ua_5f_Titre_20_1">
      <style:paragraph-properties fo:break-before="page"/>
      <style:text-properties fo:language="zxx" fo:country="none" officeooo:rsid="00be8cda" officeooo:paragraph-rsid="00be8cda" style:language-asian="zxx" style:country-asian="none" style:text-scale="100%"/>
    </style:style>
    <style:style style:name="P125" style:family="paragraph">
      <style:paragraph-properties fo:line-height="100%" fo:text-align="start" style:writing-mode="lr-tb"/>
    </style:style>
    <style:style style:name="P126" style:family="paragraph">
      <style:paragraph-properties fo:margin-left="0.4cm" fo:margin-right="0cm" fo:margin-top="0cm" fo:margin-bottom="0.423cm" fo:line-height="100%" fo:text-align="justify" fo:text-indent="-0.35cm" style:writing-mode="lr-tb">
        <style:tab-stops/>
      </style:paragraph-properties>
    </style:style>
    <style:style style:name="P127" style:family="paragraph">
      <style:paragraph-properties fo:margin-left="-0.429cm" fo:margin-right="0.199cm" fo:line-height="100%" fo:text-align="justify" fo:text-indent="0cm" style:writing-mode="lr-tb"/>
    </style:style>
    <style:style style:name="P128" style:family="paragraph">
      <style:paragraph-properties fo:margin-left="-0.429cm" fo:margin-right="0.199cm" fo:line-height="100%" fo:text-align="justify" fo:text-indent="0cm" style:writing-mode="lr-tb"/>
      <style:text-properties fo:font-size="12pt" style:font-size-asian="12pt" style:font-size-complex="12pt"/>
    </style:style>
    <style:style style:name="P129" style:family="paragraph">
      <style:paragraph-properties fo:line-height="100%" fo:text-align="justify" style:writing-mode="lr-tb"/>
    </style:style>
    <style:style style:name="P130" style:family="paragraph">
      <style:paragraph-properties fo:margin-left="-0.429cm" fo:margin-right="0cm" fo:line-height="100%" fo:text-align="justify" fo:text-indent="0cm" style:writing-mode="lr-tb"/>
    </style:style>
    <style:style style:name="P131" style:family="paragraph">
      <style:paragraph-properties fo:margin-left="0.199cm" fo:margin-right="0.199cm" fo:line-height="100%" fo:text-align="end" fo:text-indent="0cm" style:writing-mode="lr-tb"/>
    </style:style>
    <style:style style:name="P132"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33" style:family="paragraph">
      <style:paragraph-properties fo:text-align="center" style:writing-mode="lr-tb"/>
    </style:style>
    <style:style style:name="P134" style:family="paragraph">
      <style:paragraph-properties style:writing-mode="lr-tb"/>
    </style:style>
    <style:style style:name="P135" style:family="paragraph">
      <style:paragraph-properties fo:line-height="100%" fo:text-align="end" style:writing-mode="lr-tb"/>
    </style:style>
    <style:style style:name="P136" style:family="paragraph">
      <style:paragraph-properties fo:margin-left="-0.429cm" fo:margin-right="0.199cm" fo:line-height="100%" fo:text-align="end" fo:text-indent="0cm" style:writing-mode="lr-tb"/>
    </style:style>
    <style:style style:name="P137"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c992"/>
    </style:style>
    <style:style style:name="T14" style:family="text">
      <style:text-properties officeooo:rsid="0025a0fd"/>
    </style:style>
    <style:style style:name="T15" style:family="text">
      <style:text-properties officeooo:rsid="0025e893"/>
    </style:style>
    <style:style style:name="T16" style:family="text">
      <style:text-properties officeooo:rsid="00294caf"/>
    </style:style>
    <style:style style:name="T17" style:family="text">
      <style:text-properties officeooo:rsid="002aac35"/>
    </style:style>
    <style:style style:name="T18" style:family="text">
      <style:text-properties officeooo:rsid="002bb381"/>
    </style:style>
    <style:style style:name="T19" style:family="text">
      <style:text-properties officeooo:rsid="0030c3b8"/>
    </style:style>
    <style:style style:name="T20" style:family="text">
      <style:text-properties officeooo:rsid="002c8af8"/>
    </style:style>
    <style:style style:name="T21" style:family="text">
      <style:text-properties officeooo:rsid="002d7ff1"/>
    </style:style>
    <style:style style:name="T22" style:family="text">
      <style:text-properties officeooo:rsid="00309b0d"/>
    </style:style>
    <style:style style:name="T23" style:family="text">
      <style:text-properties officeooo:rsid="0032c490"/>
    </style:style>
    <style:style style:name="T24" style:family="text">
      <style:text-properties officeooo:rsid="0034112f"/>
    </style:style>
    <style:style style:name="T25" style:family="text">
      <style:text-properties officeooo:rsid="00354aaf"/>
    </style:style>
    <style:style style:name="T26" style:family="text">
      <style:text-properties officeooo:rsid="003c19c7"/>
    </style:style>
    <style:style style:name="T27" style:family="text">
      <style:text-properties officeooo:rsid="003c20e0"/>
    </style:style>
    <style:style style:name="T28" style:family="text">
      <style:text-properties officeooo:rsid="003dbce6"/>
    </style:style>
    <style:style style:name="T29" style:family="text">
      <style:text-properties officeooo:rsid="004854a0"/>
    </style:style>
    <style:style style:name="T30" style:family="text">
      <style:text-properties officeooo:rsid="004b84c6"/>
    </style:style>
    <style:style style:name="T31" style:family="text">
      <style:text-properties officeooo:rsid="00537f4b"/>
    </style:style>
    <style:style style:name="T32" style:family="text">
      <style:text-properties officeooo:rsid="00550a47"/>
    </style:style>
    <style:style style:name="T33" style:family="text">
      <style:text-properties officeooo:rsid="0058132b"/>
    </style:style>
    <style:style style:name="T34" style:family="text">
      <style:text-properties officeooo:rsid="005d3298"/>
    </style:style>
    <style:style style:name="T35" style:family="text">
      <style:text-properties officeooo:rsid="005fcece"/>
    </style:style>
    <style:style style:name="T36" style:family="text">
      <style:text-properties officeooo:rsid="0062826d"/>
    </style:style>
    <style:style style:name="T37" style:family="text">
      <style:text-properties officeooo:rsid="00670bb2"/>
    </style:style>
    <style:style style:name="T38" style:family="text">
      <style:text-properties officeooo:rsid="006c8ed5"/>
    </style:style>
    <style:style style:name="T39" style:family="text">
      <style:text-properties officeooo:rsid="006fd8e1"/>
    </style:style>
    <style:style style:name="T40" style:family="text">
      <style:text-properties officeooo:rsid="0080c1d2"/>
    </style:style>
    <style:style style:name="T41" style:family="text">
      <style:text-properties officeooo:rsid="0081775c"/>
    </style:style>
    <style:style style:name="T42" style:family="text">
      <style:text-properties officeooo:rsid="00864ef5"/>
    </style:style>
    <style:style style:name="T43" style:family="text">
      <style:text-properties officeooo:rsid="00905a7e"/>
    </style:style>
    <style:style style:name="T44" style:family="text">
      <style:text-properties officeooo:rsid="00933bd4"/>
    </style:style>
    <style:style style:name="T45" style:family="text">
      <style:text-properties officeooo:rsid="00989813"/>
    </style:style>
    <style:style style:name="T46" style:family="text">
      <style:text-properties officeooo:rsid="00a01bc8"/>
    </style:style>
    <style:style style:name="T47" style:family="text">
      <style:text-properties officeooo:rsid="00a68cf2"/>
    </style:style>
    <style:style style:name="T48" style:family="text">
      <style:text-properties style:font-name="Ubuntu" style:font-name-asian="Calibri" style:font-name-complex="Calibri"/>
    </style:style>
    <style:style style:name="T49" style:family="text">
      <style:text-properties style:font-name="Ubuntu" officeooo:rsid="003db6f7" style:font-name-asian="Calibri" style:font-name-complex="Calibri"/>
    </style:style>
    <style:style style:name="T50" style:family="text">
      <style:text-properties style:font-name="Ubuntu" officeooo:rsid="003b1277" style:font-name-asian="Calibri" style:font-name-complex="Calibri"/>
    </style:style>
    <style:style style:name="T51" style:family="text">
      <style:text-properties style:font-name="Verdana"/>
    </style:style>
    <style:style style:name="T52" style:family="text">
      <style:text-properties officeooo:rsid="003db6f7"/>
    </style:style>
    <style:style style:name="T53" style:family="text">
      <style:text-properties officeooo:rsid="00a8e09c"/>
    </style:style>
    <style:style style:name="T54" style:family="text">
      <style:text-properties officeooo:rsid="00a895f1"/>
    </style:style>
    <style:style style:name="T55" style:family="text">
      <style:text-properties officeooo:rsid="0079ed17"/>
    </style:style>
    <style:style style:name="T56" style:family="text">
      <style:text-properties officeooo:rsid="00a90631"/>
    </style:style>
    <style:style style:name="T57" style:family="text">
      <style:text-properties style:font-name="Verdana2" fo:font-size="10pt" style:font-size-asian="10pt" style:font-size-complex="10pt"/>
    </style:style>
    <style:style style:name="T58" style:family="text">
      <style:text-properties style:font-name="Verdana2" fo:font-size="10pt" officeooo:rsid="00aa66c8" style:font-size-asian="10pt" style:font-size-complex="10pt"/>
    </style:style>
    <style:style style:name="T59" style:family="text">
      <style:text-properties style:font-name="Verdana2" fo:font-size="10pt" officeooo:rsid="00ac2641" style:font-size-asian="10pt" style:font-size-complex="10pt"/>
    </style:style>
    <style:style style:name="T60" style:family="text">
      <style:text-properties style:font-name="Verdana2" fo:font-size="10pt" officeooo:rsid="00173992" style:font-size-asian="10pt" style:font-size-complex="10pt"/>
    </style:style>
    <style:style style:name="T61" style:family="text">
      <style:text-properties style:font-name="Verdana2" fo:font-size="10pt" officeooo:rsid="00ac4598" style:font-size-asian="10pt" style:font-size-complex="10pt"/>
    </style:style>
    <style:style style:name="T62" style:family="text">
      <style:text-properties style:font-name="Verdana2" fo:font-size="10pt" officeooo:rsid="00bd5948" style:font-size-asian="10pt" style:font-size-complex="10pt"/>
    </style:style>
    <style:style style:name="T63" style:family="text">
      <style:text-properties officeooo:rsid="00b3723c"/>
    </style:style>
    <style:style style:name="T64" style:family="text">
      <style:text-properties officeooo:rsid="00bd5948"/>
    </style:style>
    <style:style style:name="T65" style:family="text">
      <style:text-properties fo:language="zxx" fo:country="none" style:language-asian="zxx" style:country-asian="none" style:text-scale="100%"/>
    </style:style>
    <style:style style:name="T66" style:family="text">
      <style:text-properties fo:language="zxx" fo:country="none" officeooo:rsid="00be8cda" style:language-asian="zxx" style:country-asian="none" style:text-scale="100%"/>
    </style:style>
    <style:style style:name="T67" style:family="text">
      <style:text-properties officeooo:rsid="00bf604c"/>
    </style:style>
    <style:style style:name="T68"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69"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70"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71"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72"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horizontal-pos="center" style:horizontal-rel="paragraph" draw:ole-draw-aspect="1"/>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7" draw:name="images5" text:anchor-type="page" text:anchor-page-number="2" svg:x="11.531cm" svg:y="5.35cm" svg:width="5.027cm" svg:height="1.217cm" draw:z-index="64">
        <draw:image xlink:href="Pictures/10000000000000BE0000002E798866A9.png" xlink:type="simple" xlink:show="embed" xlink:actuate="onLoad"/>
      </draw:frame>
      <text:p text:style-name="P103"><draw:frame draw:style-name="fr1" draw:name="Cadre1" text:anchor-type="char" svg:x="0.22cm" svg:y="1.229cm" svg:width="15.355cm" svg:height="2.549cm" draw:z-index="10"><draw:text-box><text:p text:style-name="PageGarde_5f_Année">201<text:span text:style-name="T6">5</text:span>-201<text:span text:style-name="T6">6</text:span></text:p><text:p text:style-name="P54">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6"><draw:text-box><text:p text:style-name="P52">Pathfinding multi-agents à l'aide de méthodes stochastiques</text:p></draw:text-box></draw:frame><draw:frame draw:style-name="fr3" draw:name="Cadre5" text:anchor-type="char" svg:x="7.793cm" svg:y="11.739cm" svg:width="7.879cm" svg:height="2.521cm" draw:z-index="7"><draw:text-box><text:p text:style-name="P53">Nicolas Roux</text:p><text:p text:style-name="P53">Théo Voillemin</text:p><text:p text:style-name="P53">Corentin Talarmain</text:p></draw:text-box></draw:frame><draw:g text:anchor-type="char" draw:z-index="5" draw:style-name="gr4"><draw:connector draw:style-name="gr5" draw:text-style-name="P133" draw:type="line" svg:x1="-0.297cm" svg:y1="1.481cm" svg:x2="-0.294cm" svg:y2="14.128cm" svg:d="M-298 1480l3 12648" svg:viewBox="0 0 5 12651"><text:p/></draw:connector><draw:connector draw:style-name="gr5" draw:text-style-name="P133" draw:type="line" svg:x1="15.787cm" svg:y1="14.979cm" svg:x2="0.559cm" svg:y2="14.984cm" svg:d="M15787 14979l-15228 5" svg:viewBox="0 0 15229 7"><text:p/></draw:connector><draw:custom-shape draw:style-name="gr6" draw:text-style-name="P134"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133" draw:type="line" svg:x1="15.947cm" svg:y1="14.981cm" svg:x2="16.976cm" svg:y2="14.985cm" svg:d="M15947 14981l1029 4" svg:viewBox="0 0 1030 5"><text:p/></draw:connector><draw:connector draw:style-name="gr5" draw:text-style-name="P133" draw:type="line" svg:x1="15.785cm" svg:y1="14.547cm" svg:x2="15.947cm" svg:y2="14.551cm" svg:d="M15785 14547l162 4" svg:viewBox="0 0 164 5"><text:p/></draw:connector><draw:connector draw:style-name="gr7" draw:text-style-name="P133" draw:type="line" svg:x1="15.311cm" svg:y1="14.983cm" svg:x2="15.473cm" svg:y2="14.988cm" svg:d="M15311 14983l162 5" svg:viewBox="0 0 164 7"><text:p/></draw:connector><draw:connector draw:style-name="gr8" draw:text-style-name="P133" draw:type="line" svg:x1="15.464cm" svg:y1="14.977cm" svg:x2="15.626cm" svg:y2="14.98cm" svg:d="M15464 14977l162 3" svg:viewBox="0 0 164 5"><text:p/></draw:connector></draw:g><draw:frame draw:style-name="fr8" draw:name="images1" text:anchor-type="char" svg:x="13.921cm" svg:y="25.359cm" svg:width="3.06cm" svg:height="2.992cm" draw:z-index="54"><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3"><draw:text-box><text:p text:style-name="PageGarde_5f_SoutenuLe">Soutenu publiquement le :</text:p><text:p text:style-name="P56">6 Juin 2016</text:p></draw:text-box></draw:frame><draw:connector text:anchor-type="char" draw:z-index="9" draw:style-name="gr9" draw:text-style-name="P133" draw:type="line" svg:x1="15.785cm" svg:y1="18.588cm" svg:x2="15.947cm" svg:y2="18.592cm" svg:d="M15785 18588l162 4" svg:viewBox="0 0 164 5"><text:p/></draw:connector><draw:connector text:anchor-type="char" draw:z-index="8" draw:style-name="gr9" draw:text-style-name="P133" draw:type="line" svg:x1="15.785cm" svg:y1="16.311cm" svg:x2="15.947cm" svg:y2="16.315cm" svg:d="M15785 16311l162 4" svg:viewBox="0 0 164 5"><text:p/></draw:connector></text:p>
      <text:p text:style-name="P46"/>
      <text:p text:style-name="Standard"/>
      <text:p text:style-name="Standard"/>
      <text:p text:style-name="P2"><draw:g text:anchor-type="char" draw:z-index="55" draw:style-name="gr10"><draw:rect draw:style-name="gr11" draw:text-style-name="P133" svg:width="0.188cm" svg:height="0.468cm" svg:x="12.861cm" svg:y="21.172cm"><text:p/></draw:rect><draw:custom-shape draw:style-name="gr12" draw:text-style-name="P134" svg:width="0.158cm" svg:height="0.424cm" svg:x="12.861cm" svg:y="21.172cm"><text:p/><draw:enhanced-geometry svg:viewBox="0 0 21600 21600" draw:type="rectangle" draw:enhanced-path="M 0 0 L 21600 0 21600 21600 0 21600 0 0 Z N"/></draw:custom-shape></draw:g><draw:g text:anchor-type="char" draw:z-index="56" draw:style-name="gr10"><draw:frame draw:style-name="gr13" draw:text-style-name="P135" svg:width="13.156cm" svg:height="1.962cm" svg:x="-0.416cm" svg:y="22.144cm"><draw:text-box><text:p text:style-name="P135"><text:span text:style-name="T69">Ces conditions d’utilisation (attribution, pas d’utilisation</text:span></text:p><text:p text:style-name="P135"><text:span text:style-name="T69">commerciale, pas de modification) sont symbolisées par</text:span></text:p><text:p text:style-name="P135"><text:span text:style-name="T69">les icônes positionnées en pied de page.</text:span></text:p></draw:text-box></draw:frame><draw:frame draw:style-name="gr14" draw:text-style-name="P133"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125" svg:width="16.8cm" svg:height="7.217cm"><text:p text:style-name="P125"><text:span text:style-name="T68">L’auteur du présent document vous</text:span></text:p><text:p text:style-name="P125"><text:span text:style-name="T68">autorise à le partager, reproduire,</text:span></text:p><text:p text:style-name="P125"><text:span text:style-name="T68">distribuer et communiquer selon</text:span><text:span text:style-name="T68"><text:line-break/></text:span><text:span text:style-name="T68">les conditions suivantes :</text:span></text:p><text:p text:style-name="P125"><text:span text:style-name="T68"/></text:p><text:p text:style-name="P126"><text:span text:style-name="T69">-</text:span><text:span text:style-name="T69"><text:tab/></text:span><text:span text:style-name="T69">Vous devez le citer en l’attribuant de la manière indiquée par l’auteur (mais pas d’une manière qui suggérerait qu’il approuve votre utilisation de l’œuvre).</text:span></text:p><text:p text:style-name="P126"><text:span text:style-name="T69">- </text:span><text:span text:style-name="T69"><text:tab/></text:span><text:span text:style-name="T69">Vous n’avez pas le droit d’utiliser ce document à des fins commerciales.</text:span></text:p><text:p text:style-name="P126"><text:span text:style-name="T69">- </text:span><text:span text:style-name="T69"><text:tab/></text:span><text:span text:style-name="T69">Vous n’avez pas le droit de le modifier, de le transformer ou de l’adapter.</text:span></text:p><text:p text:style-name="P125"><text:span text:style-name="T68">Consulter la licence creative commons complète en français :</text:span></text:p><text:p text:style-name="P125"><text:span text:style-name="T68"><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6"/>
      <text:p text:style-name="P51"><draw:frame text:anchor-type="paragraph" draw:z-index="61" draw:style-name="gr15" svg:width="8.898cm" svg:height="0.989cm" draw:transform="rotate (1.5707963267949) translate (-0.446263888888889cm 9.37683333333333cm)"><draw:text-box><text:p text:style-name="P136"><text:span text:style-name="T72">REMERCIEMENTS</text:span></text:p></draw:text-box></draw:frame><draw:custom-shape text:anchor-type="as-char" svg:y="-20.996cm" draw:z-index="1" draw:style-name="gr2" draw:text-style-name="P128" svg:width="17.837cm" svg:height="20.383cm"><text:p text:style-name="P127"><text:span text:style-name="T70"><text:tab/></text:span><text:span text:style-name="T70">Avant toute chose, nous souhaitons remercier notre responsable de stage Monsieur Igor Stéphan pour son écoute et sa disponibilité tout au long de notre stage et d'avoir accepté notre demande d'étude sur la recherche de chemin en informatique.</text:span></text:p><text:p text:style-name="P127"><text:span text:style-name="T70"><text:tab/></text:span><text:span text:style-name="T70">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102">Sommaire</text:p>
          </text:index-title>
          <text:p text:style-name="P90">Introduction</text:p>
          <text:p text:style-name="P92">1<text:tab/> Présentation du sujet de stage</text:p>
          <text:p text:style-name="P94">1.1.<text:tab/>La recherche de chemin</text:p>
          <text:p text:style-name="P94">1.2.<text:tab/>Les méthodes stochastiques</text:p>
          <text:p text:style-name="P92">2<text:tab/>Analyse du problème</text:p>
          <text:p text:style-name="P94">2.1.<text:tab/>État de l'art</text:p>
          <text:p text:style-name="P94">2.2.<text:tab/>Contraintes</text:p>
          <text:p text:style-name="P95">2.2.1.<text:tab/>Temps réel</text:p>
          <text:p text:style-name="P95">2.2.2.<text:tab/>API</text:p>
          <text:p text:style-name="P95">2.2.3.<text:tab/>Solution générale</text:p>
          <text:p text:style-name="P94">2.3.<text:tab/>Choix possibles</text:p>
          <text:p text:style-name="P95">2.3.1.<text:tab/>Algorithme de Monte Carlo</text:p>
          <text:p text:style-name="P95">2.3.2.<text:tab/>Algorithme génétique</text:p>
          <text:p text:style-name="P92">3<text:tab/>Planning du travail effectué</text:p>
          <text:p text:style-name="P92">4<text:tab/>Présentation des solutions adoptées</text:p>
          <text:p text:style-name="P94">4.1.<text:tab/>Choix effectués</text:p>
          <text:p text:style-name="P95">4.1.1.<text:tab/>Algorithme génétiques</text:p>
          <text:p text:style-name="P95">4.1.2.<text:tab/>Controller (communication)</text:p>
          <text:p text:style-name="P94">4.2.<text:tab/>Difficultés rencontrés</text:p>
          <text:p text:style-name="P95">4.2.1.<text:tab/>Conception de la base de représentation d'un problème de Pathfinding</text:p>
          <text:p text:style-name="P95">4.2.2.<text:tab/>Conception d'un algorithme génétique</text:p>
          <text:p text:style-name="P95">4.2.3.<text:tab/>Gestion du temps réel</text:p>
          <text:p text:style-name="P95">4.2.4.<text:tab/>Création d'une API</text:p>
          <text:p text:style-name="P94">4.3.<text:tab/>Outils utilisés</text:p>
          <text:p text:style-name="P95">4.3.1.<text:tab/>Librairies</text:p>
          <text:p text:style-name="P95">4.3.2.<text:tab/>Environnement de développement</text:p>
          <text:p text:style-name="P95">4.3.3.<text:tab/>Débugage</text:p>
          <text:p text:style-name="P92">5<text:tab/>Tests effectués</text:p>
          <text:p text:style-name="P95">5.1.1.<text:tab/>Protocole</text:p>
          <text:p text:style-name="P95">5.1.2.<text:tab/>Carte 1</text:p>
          <text:p text:style-name="P90">Conclusion</text:p>
          <text:p text:style-name="P90">Bibliographie</text:p>
          <text:p text:style-name="P90">Annexes</text:p>
          <text:p text:style-name="P92">1<text:tab/>Résultats des tests</text:p>
        </text:index-body>
      </text:table-of-content>
      <text:p text:style-name="Standard"/>
      <text:h text:style-name="P123" text:outline-level="1"><text:bookmark-start text:name="__RefHeading__1_886550348"/>Introduction<text:bookmark-end text:name="__RefHeading__1_886550348"/></text:h>
      <text:p text:style-name="P4"><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23">que n</text:spa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4"/>
      <text:p text:style-name="P8"><text:tab/>Le but de ce stage est de fournir une interface de programmation applicative (API) utilisable par des développeurs de jeux de stratégies en temps réel (RTS) pour appliquer un algorithme de recherche de chemins pour leur jeu. <text:s/></text:p>
      <text:h text:style-name="P76" text:outline-level="2"><text:bookmark-start text:name="__RefHeading__3_886550348"/><text:s/><text:tab/><text:span text:style-name="T7">Présentation du sujet de stage</text:span><text:bookmark-end text:name="__RefHeading__3_886550348"/></text:h>
      <text:p text:style-name="P5"><text:span text:style-name="T8"><text:tab/>N</text:span>otre sujet de stage, la réalisation d'un pathfinding à l'aide de méthodes stochastiques, <text:span text:style-name="T16">se décompose en deux sous-parties : qu'est-ce que la recherche de chemin, et qu'est-ce qu'une méthode stochastique.</text:span></text:p>
      <text:h text:style-name="P79" text:outline-level="3"><text:bookmark-start text:name="__RefHeading__5_886550348"/>La recherche de chemin<text:bookmark-end text:name="__RefHeading__5_886550348"/></text:h>
      <text:p text:style-name="P3"><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79" text:outline-level="3">Les méthodes stochastiques</text:h>
      <text:p text:style-name="P3"><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3"><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3"><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77" text:outline-level="2">Analyse du problème</text:h>
      <text:p text:style-name="P3"><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80" text:outline-level="3"><text:span text:style-name="T56">État</text:span> de l'art</text:h>
      <text:p text:style-name="P41"><text:span text:style-name="T12"><text:tab/>Nos nombreuses recherches sur le sujet ont débouché sur de nombreux résultats sur le pathfinding d'une part, et sur les méthodes stochastiques de l'autre. Il reste assez rare de trouver des applications des méthodes stochastiques sur le problème du pathfinding. La majorité des applications concerne l'algorithme des fourmis et l'algorithme de Monte-Carlo. Sur l'algorithme de Monte-Carlo, on peut citer le papier </text:span><text:span text:style-name="T12"><text:bibliography-mark text:identifier="MCPPRTSG" text:bibliography-type="article" text:author="Munir Naveed, Diane Kitchin, Andrew Crampton" text:title="Monte-Carlo Planning for Pathfinding in Real-Time Strategy Games">[MCPPRTSG]</text:bibliography-mark></text:span><text:span text:style-name="T57"> </text:span><text:span text:style-name="T58">et sur l'algorithme des fourmis, ont peut citer le papier </text:span><text:span text:style-name="T60"><text:bibliography-mark text:identifier="AADO" text:bibliography-type="article" text:author="Marco Dorigo, Gianni Di Caro, Luca M. Gambardella" text:pages="36" text:school="IRIDIA, Université Libre de Bruxelles / IDSIA, Lugano, Switzerland" text:title="Ant Algorithms for Discret Optimization" text:url="http://people.idsia.ch/~luca/ij_23-alife99.pdf">[AADO]</text:bibliography-mark></text:span><text:span text:style-name="T60">.</text:span><text:span text:style-name="T58"> L'algorithme génétique est la méthode stochastique qu</text:span><text:span text:style-name="T59">'il nous semble être la moins appliquée</text:span><text:span text:style-name="T58"> sur le problème du pathfinding </text:span><text:span text:style-name="T59">suite à nos recherches</text:span><text:span text:style-name="T58">. </text:span><text:span text:style-name="T59">Elle nous a semblé de base plus originale et attrayante que les autres solutions, malgré sa faible utilisation dans le domaine du pathfinding multi-agents (que ce soit en temps réel ou non). Ainsi, la plupart des papiers que nous avons trouvés nous ont permis de comprendre le principe fondamental de l'algorithme génétique, mais ne traite que sur des mono-agents. De ces papiers on peut citer <text:s/></text:span><text:span text:style-name="T59"><text:bibliography-mark text:identifier="RTPGA" text:bibliography-type="article" text:author="Alex Fernandes da V.Machado, Ulysses O. Santos, Higo Vale, Rubens Gonçalvez, Tiago Neves, Luiz Satoru Ochi, Esteban Walter Gonzales Clua " text:title="Real Time Pathfinding with Genetic Algorithm">[RTPGA]</text:bibliography-mark></text:span><text:span text:style-name="T59">, </text:span><text:span text:style-name="T59"><text:bibliography-mark text:identifier="DGASSPP" text:bibliography-type="article" text:author="Saeed Behzadi, Ali A. Alesheikh" text:title="Developing a Genetic Algorithm for Solving Shortest Path Problem" text:year="2008">[DGASSPP]</text:bibliography-mark></text:span><text:span text:style-name="T59"> ou encore </text:span><text:span text:style-name="T59"><text:bibliography-mark text:identifier="GAGP" text:bibliography-type="misc" text:author="Steve Gargolinski" text:title="Genetic Algorithms for Game Programming">[GAGP]</text:bibliography-mark></text:span><text:span text:style-name="T59">. </text:span><text:span text:style-name="T61">La dernière utilisation d'un algorithme génétique dans l'utilisation du pathfinding d'un jeu vidéo semble être le jeu Black &amp; White qui date de 2001. Nous n'avons trouvé aussi que très peu de benchmark, que ce soit sur l'algorithme génétique comme sur le pathfinding en général. Le seul trouvé et comparable n'expose que des résultats de longueur de chemin optimale, ce qui nous semble être intéressant mais trop peu explicite de la qualité d'un algorithme de pathfinding. Nous avons donc décid</text:span><text:span text:style-name="T62">é</text:span><text:span text:style-name="T61"> de développer, suite à ce stage, notre propre site web qui exposera dans un premier temps, notre propre algorithme, puis présentera un benchmark forgé par nos soins qui partagera les maps utilisées ainsi que le temps pour trouver un chemin en temps réel et la qualité du chemin.</text:span></text:p>
      <text:p text:style-name="P42"/>
      <text:p text:style-name="P3"/>
      <text:h text:style-name="P80" text:outline-level="3">Contraintes</text:h>
      <text:p text:style-name="P3"><text:tab/><text:span text:style-name="T11">Le sujet de notre stage nous a imposé certaines contraintes qu'il nous a fallu respecter, de la modélisation, au développement de notre projet.</text:span></text:p>
      <text:h text:style-name="P111" text:outline-level="4">Temps réel</text:h>
      <text:p text:style-name="P6"><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uptible, qui serait en mesure de renvoyer une solution quelque soit l'avancée du calcul.</text:span></text:p>
      <text:p text:style-name="P9"><text:soft-page-break/><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111" text:outline-level="4">API</text:h>
      <text:p text:style-name="P7"><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112" text:outline-level="4">Solution générale</text:h>
      <text:p text:style-name="P6"><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80" text:outline-level="3">Choix possibles</text:h>
      <text:p text:style-name="P3"><text:tab/><text:span text:style-name="T13">Nos recherches sur les méthodes stochastiques ont mis en exergue quelques algorithmes existant qui ont pu faire leur preuve sur différentes applications.</text:span></text:p>
      <text:h text:style-name="P113" text:outline-level="4">Algorithme de Monte Carlo</text:h>
      <text:p text:style-name="P3"><text:tab/><text:span text:style-name="T13">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113" text:outline-level="4">Algorithme génétique</text:h>
      <text:p text:style-name="P17"><text:tab/>Moins connu mais sûrement plus intéressant, le second algorithme est l'algorithme génétique. Basé sur les travaux de sélection naturelle et d'évolution de Charles Darwin, tel Monte-Carlo, il génère des solutions principalement grâce à l'aléatoire. </text:p>
      <text:p text:style-name="P17"><text:tab/>Ainsi, l'algorithme possède une population où chaque individu propose une solution de chemins au problème de pathfinding, ceux-ci sont par la suite modifiés à l'aide de mutations où s'y effectue divers 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text:p>
      <text:p text:style-name="P17"><text:soft-page-break/><text:tab/>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text:tab/>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p>
      <text:h text:style-name="P73" text:outline-level="2"/>
      <text:h text:style-name="P78" text:outline-level="2">Planning du travail effectué</text:h>
      <text:p text:style-name="P33"/>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P70"/>
          </table:table-cell>
          <table:table-cell table:style-name="Tableau4.A1" office:value-type="string">
            <text:p text:style-name="P57">Théo</text:p>
          </table:table-cell>
          <table:table-cell table:style-name="Tableau4.A1" office:value-type="string">
            <text:p text:style-name="P57">Nicolas</text:p>
          </table:table-cell>
          <table:table-cell table:style-name="Tableau4.A1" office:value-type="string">
            <text:p text:style-name="P57">Corentin</text:p>
          </table:table-cell>
          <table:table-cell table:style-name="Tableau4.E1" office:value-type="string">
            <text:p text:style-name="P58">N<text:span text:style-name="T48">°</text:span><text:span text:style-name="T51"> Semaine</text:span></text:p>
          </table:table-cell>
        </table:table-row>
        <table:table-row>
          <table:table-cell table:style-name="Tableau4.A2" office:value-type="string">
            <text:p text:style-name="P60">Conception</text:p>
          </table:table-cell>
          <table:table-cell table:style-name="Tableau4.A2" office:value-type="string">
            <text:p text:style-name="P61">X</text:p>
          </table:table-cell>
          <table:table-cell table:style-name="Tableau4.A2" office:value-type="string">
            <text:p text:style-name="P61">X</text:p>
          </table:table-cell>
          <table:table-cell table:style-name="Tableau4.A2" office:value-type="string">
            <text:p text:style-name="P61">X</text:p>
          </table:table-cell>
          <table:table-cell table:style-name="Tableau4.E2" office:value-type="string">
            <text:p text:style-name="P62">1</text:p>
          </table:table-cell>
        </table:table-row>
        <table:table-row>
          <table:table-cell table:style-name="Tableau4.A2" office:value-type="string">
            <text:p text:style-name="P60">Développement carte</text:p>
            <text:list xml:id="list2453216481301460784" text:style-name="L40">
              <text:list-item>
                <text:p text:style-name="P96">Création des classes</text:p>
              </text:list-item>
            </text:list>
          </table:table-cell>
          <table:table-cell table:style-name="Tableau4.A2" office:value-type="string">
            <text:p text:style-name="P61"/>
            <text:p text:style-name="P64">X</text:p>
          </table:table-cell>
          <table:table-cell table:style-name="Tableau4.A2" office:value-type="string">
            <text:p text:style-name="P61"/>
            <text:p text:style-name="P61">X</text:p>
          </table:table-cell>
          <table:table-cell table:style-name="Tableau4.A2" office:value-type="string">
            <text:p text:style-name="P61"/>
            <text:p text:style-name="P61">X</text:p>
          </table:table-cell>
          <table:table-cell table:style-name="Tableau4.E2" office:value-type="string">
            <text:p text:style-name="P62">1,2</text:p>
          </table:table-cell>
        </table:table-row>
        <table:table-row>
          <table:table-cell table:style-name="Tableau4.A2" office:value-type="string">
            <text:p text:style-name="P70">Développement Communication</text:p>
            <text:list xml:id="list7463253737970195398" text:style-name="L41">
              <text:list-item>
                <text:p text:style-name="P98">Règles (xml)</text:p>
              </text:list-item>
              <text:list-item>
                <text:p text:style-name="P98">Cartes (txt)</text:p>
              </text:list-item>
              <text:list-item>
                <text:p text:style-name="P98">Classe (Controller)</text:p>
              </text:list-item>
            </text:list>
          </table:table-cell>
          <table:table-cell table:style-name="Tableau4.A2" office:value-type="string">
            <text:p text:style-name="P61"/>
            <text:p text:style-name="P61"/>
            <text:p text:style-name="P64">X</text:p>
          </table:table-cell>
          <table:table-cell table:style-name="Tableau4.A2" office:value-type="string">
            <text:p text:style-name="P66"/>
            <text:p text:style-name="P66"/>
            <text:p text:style-name="P66"/>
            <text:p text:style-name="P64">X</text:p>
          </table:table-cell>
          <table:table-cell table:style-name="Tableau4.A2" office:value-type="string">
            <text:p text:style-name="P61"/>
            <text:p text:style-name="P61">X</text:p>
          </table:table-cell>
          <table:table-cell table:style-name="Tableau4.E2" office:value-type="string">
            <text:p text:style-name="P62">1,2</text:p>
          </table:table-cell>
        </table:table-row>
        <table:table-row>
          <table:table-cell table:style-name="Tableau4.A2" office:value-type="string">
            <text:p text:style-name="P70">Développement Dijkstra</text:p>
            <text:list xml:id="list8483157145418566811" text:style-name="L42">
              <text:list-item>
                <text:p text:style-name="P99">Récursif</text:p>
              </text:list-item>
              <text:list-item>
                <text:p text:style-name="P99">Non Récursif</text:p>
              </text:list-item>
              <text:list-item>
                <text:p text:style-name="P99">Débugage <text:span text:style-name="T52">&amp; amélioration</text:span></text:p>
              </text:list-item>
            </text:list>
          </table:table-cell>
          <table:table-cell table:style-name="Tableau4.A2" office:value-type="string">
            <text:p text:style-name="P61"/>
            <text:p text:style-name="P64"/>
            <text:p text:style-name="P64">X</text:p>
            <text:p text:style-name="P64">X</text:p>
          </table:table-cell>
          <table:table-cell table:style-name="Tableau4.A2" office:value-type="string">
            <text:p text:style-name="P66"/>
            <text:p text:style-name="P64">X</text:p>
            <text:p text:style-name="P64"/>
            <text:p text:style-name="P64">X</text:p>
          </table:table-cell>
          <table:table-cell table:style-name="Tableau4.A2" office:value-type="string">
            <text:p text:style-name="P66"/>
            <text:p text:style-name="P66"/>
            <text:p text:style-name="P64">X</text:p>
            <text:p text:style-name="P64">X</text:p>
          </table:table-cell>
          <table:table-cell table:style-name="Tableau4.E2" office:value-type="string">
            <text:p text:style-name="P62">2,3</text:p>
          </table:table-cell>
        </table:table-row>
        <table:table-row>
          <table:table-cell table:style-name="Tableau4.A2" office:value-type="string">
            <text:p text:style-name="P70">Mono-Agent génétique</text:p>
            <text:list xml:id="list1603845726488848595" text:style-name="L43">
              <text:list-item>
                <text:p text:style-name="P100"><text:span text:style-name="T48">É</text:span><text:span text:style-name="T51">valuation</text:span></text:p>
              </text:list-item>
              <text:list-item>
                <text:p text:style-name="P100">Crossover</text:p>
              </text:list-item>
              <text:list-item>
                <text:p text:style-name="P100">Élimination</text:p>
              </text:list-item>
              <text:list-item>
                <text:p text:style-name="P100">Mutations</text:p>
              </text:list-item>
              <text:list-item>
                <text:p text:style-name="P100">Initialisation</text:p>
              </text:list-item>
              <text:list-item>
                <text:p text:style-name="P100">Dijkstra → A*</text:p>
              </text:list-item>
              <text:list-item>
                <text:p text:style-name="P100"><text:span text:style-name="T48">Débugage </text:span><text:span text:style-name="T49">&amp;</text:span><text:span text:style-name="T50"> amélioration</text:span></text:p>
              </text:list-item>
            </text:list>
          </table:table-cell>
          <table:table-cell table:style-name="Tableau4.A2" office:value-type="string">
            <text:p text:style-name="P67"/>
            <text:p text:style-name="P65">X</text:p>
            <text:p text:style-name="P65"/>
            <text:p text:style-name="P65"/>
            <text:p text:style-name="P65">X</text:p>
            <text:p text:style-name="P65"/>
            <text:p text:style-name="P65">X</text:p>
            <text:p text:style-name="P63">X</text:p>
          </table:table-cell>
          <table:table-cell table:style-name="Tableau4.A2" office:value-type="string">
            <text:p text:style-name="P61"/>
            <text:p text:style-name="P61">X</text:p>
            <text:p text:style-name="P64">X</text:p>
            <text:p text:style-name="P64"/>
            <text:p text:style-name="P64"/>
            <text:p text:style-name="P64">X</text:p>
            <text:p text:style-name="P64"/>
            <text:p text:style-name="P64">X</text:p>
          </table:table-cell>
          <table:table-cell table:style-name="Tableau4.A2" office:value-type="string">
            <text:p text:style-name="P66"/>
            <text:p text:style-name="P64">X</text:p>
            <text:p text:style-name="P64"/>
            <text:p text:style-name="P64">X</text:p>
            <text:p text:style-name="P64"/>
            <text:p text:style-name="P64"/>
            <text:p text:style-name="P64"/>
            <text:p text:style-name="P62">X</text:p>
          </table:table-cell>
          <table:table-cell table:style-name="Tableau4.E2" office:value-type="string">
            <text:p text:style-name="P62">3,4</text:p>
          </table:table-cell>
        </table:table-row>
        <table:table-row>
          <table:table-cell table:style-name="Tableau4.A2" office:value-type="string">
            <text:p text:style-name="P59">Multi-Agent génétique</text:p>
            <text:list xml:id="list6846276551361019096" text:style-name="L44">
              <text:list-item>
                <text:p text:style-name="P97"><text:span text:style-name="T48">É</text:span><text:span text:style-name="T51">valuation</text:span></text:p>
              </text:list-item>
              <text:list-item>
                <text:p text:style-name="P97"><text:span text:style-name="T48">É</text:span><text:span text:style-name="T50">valution Sous Minion</text:span></text:p>
              </text:list-item>
              <text:list-item>
                <text:p text:style-name="P101">Zones</text:p>
              </text:list-item>
              <text:list-item>
                <text:p text:style-name="P101">Crossover</text:p>
              </text:list-item>
              <text:list-item>
                <text:p text:style-name="P101">Superman</text:p>
              </text:list-item>
              <text:list-item>
                <text:p text:style-name="P101">Mutations</text:p>
              </text:list-item>
              <text:list-item>
                <text:p text:style-name="P97"><text:span text:style-name="T48">Débugage </text:span><text:span text:style-name="T50">&amp; amélioration</text:span></text:p>
              </text:list-item>
            </text:list>
          </table:table-cell>
          <table:table-cell table:style-name="Tableau4.A2" office:value-type="string">
            <text:p text:style-name="P61"/>
            <text:p text:style-name="P62">X</text:p>
            <text:p text:style-name="P62">X</text:p>
            <text:p text:style-name="P62">X</text:p>
            <text:p text:style-name="P62"/>
            <text:p text:style-name="P62"/>
            <text:p text:style-name="P62"/>
            <text:p text:style-name="P62">X</text:p>
          </table:table-cell>
          <table:table-cell table:style-name="Tableau4.A2" office:value-type="string">
            <text:p text:style-name="P66"/>
            <text:p text:style-name="P66"/>
            <text:p text:style-name="P66"/>
            <text:p text:style-name="P66"/>
            <text:p text:style-name="P62">X</text:p>
            <text:p text:style-name="P62">X</text:p>
            <text:p text:style-name="P62">X</text:p>
            <text:p text:style-name="P62">X</text:p>
          </table:table-cell>
          <table:table-cell table:style-name="Tableau4.A2" office:value-type="string">
            <text:p text:style-name="P61"/>
            <text:p text:style-name="P61"/>
            <text:p text:style-name="P61"/>
            <text:p text:style-name="P61"/>
            <text:p text:style-name="P61"/>
            <text:p text:style-name="P61"/>
            <text:p text:style-name="P61"/>
            <text:p text:style-name="P62">X</text:p>
          </table:table-cell>
          <table:table-cell table:style-name="Tableau4.E2" office:value-type="string">
            <text:p text:style-name="P62">5,6,7,8</text:p>
          </table:table-cell>
        </table:table-row>
        <table:table-row>
          <table:table-cell table:style-name="Tableau4.A2" office:value-type="string">
            <text:p text:style-name="P59">Développement interface graphique(Qt)</text:p>
          </table:table-cell>
          <table:table-cell table:style-name="Tableau4.A2" office:value-type="string">
            <text:p text:style-name="P61"/>
          </table:table-cell>
          <table:table-cell table:style-name="Tableau4.A2" office:value-type="string">
            <text:p text:style-name="P66"/>
          </table:table-cell>
          <table:table-cell table:style-name="Tableau4.A2" office:value-type="string">
            <text:p text:style-name="P61">X</text:p>
          </table:table-cell>
          <table:table-cell table:style-name="Tableau4.E2" office:value-type="string">
            <text:p text:style-name="P62">7,8</text:p>
          </table:table-cell>
        </table:table-row>
        <table:table-row>
          <table:table-cell table:style-name="Tableau4.A2" office:value-type="string">
            <text:p text:style-name="P69">Rédaction <text:span text:style-name="T52">du</text:span> rapport de stage</text:p>
          </table:table-cell>
          <table:table-cell table:style-name="Tableau4.A2" office:value-type="string">
            <text:p text:style-name="P68">X</text:p>
          </table:table-cell>
          <table:table-cell table:style-name="Tableau4.A2" office:value-type="string">
            <text:p text:style-name="P68">X</text:p>
          </table:table-cell>
          <table:table-cell table:style-name="Tableau4.A2" office:value-type="string">
            <text:p text:style-name="P68">X</text:p>
          </table:table-cell>
          <table:table-cell table:style-name="Tableau4.E2" office:value-type="string">
            <text:p text:style-name="P68">7,8</text:p>
          </table:table-cell>
        </table:table-row>
      </table:table>
      <text:p text:style-name="P71">Tableau 1 : Planning du travail effectué</text:p>
      <text:p text:style-name="P34"><text:tab/>Ce stage a été un travail de groupe, et ce planning ne représente pas l'implication précise de chaque élève. De ce fait, nous sommes d'accord pour dire que Théo Voillemin et Nicolas Roux ont eu une implication légèrement plus importante que Corentin Talarmain sur ce stage.</text:p>
      <text:h text:style-name="P74" text:outline-level="2"><text:soft-page-break/>Présentation des solutions adoptées</text:h>
      <text:p text:style-name="P12"><text:tab/>Après réflexion autour de toutes les possibilités accessibles et de toutes les contraintes, nous avons mis en place les solutions les plus cohérentes selon nous.</text:p>
      <text:h text:style-name="P81" text:outline-level="3">Choix effectués</text:h>
      <text:h text:style-name="_5f_ua_5f_Titre_20_4" text:outline-level="4">Algorithme génétiques</text:h>
      <text:p text:style-name="Standard"/>
      <text:p text:style-name="P37"><text:tab/><text:span text:style-name="T23">Nous avons décidé, pour développer un pathfinding par méthode stochastique, de développer un algorithme génétique. Celui-ci est programmé dans une classe Algogen qui contiendra et gérera les principes fondamentaux de l'algorithme génétique.</text:span></text:p>
      <text:p text:style-name="P22"><text:tab/><text:span text:style-name="T47">Les chemins, ou génomes pour notre algorithme</text:span>, <text:span text:style-name="T47">sont stockés </text:span>sous la forme d'une suite de déplacements (haut, bas, gauche, droite, ou « rien »). Cette représentation engendre une évaluation coûteuse, car nous sommes obligés de parcourir tout le génome pour déterminer quelle est la case d'arrivée. Toutefois nous pensons que c'est un choix pertinent pour l'algorithme génétique, surtout en temps réel (voir <text:bookmark-ref text:reference-format="text" text:ref-name="__RefHeading__1789_148356707">Évaluation et fitness</text:bookmark-ref>).</text:p>
      <text:p text:style-name="P36"><text:tab/>L'autre possibilité était de représenter <text:span text:style-name="T35">les chemins par une suite de cases et non de déplacements. Ceci aurait grandement accéléré l'évaluation, mais nous aurions alors dû effectuer des réparations (extrêmement coûteuses) lors des crossover. En considérant une application temps-réel, cette méthode implique aussi de « jeter », après le déplacement d'une unité sur le chemin, tous les chemins potentiels qui ne passaient pas par cette case.</text:span></text:p>
      <text:p text:style-name="P20"/>
      <text:p text:style-name="P19"/>
      <text:h text:style-name="_5f_ua_5f_Titre_20_5" text:outline-level="5"><text:span text:style-name="T36">Demande de chemin et </text:span>Initialisation</text:h>
      <text:p text:style-name="P38"><text:tab/>Dans un premier lieu, étudions la population. Celle-ci est stockée dans la variable nommée m_pop. Elle contient un certain nombre d'instance de SurMinion, eux mêmes composés <text:span text:style-name="T24">d'instance</text:span> de Minion. Les Minion représentent le <text:span text:style-name="T24">chemin d'un des </text:span>agents du problème de recherche de chemin, <text:span text:style-name="T24">ainsi, chaque SurMinion contient une possibilité (différentes les uns des autres) de déplacements de tous les agents. Ainsi, tous les individus de la population proposent des solutions différentes au problème actuel du pathfinding.</text:span></text:p>
      <text:p text:style-name="P20"><text:tab/>Cette population est la base de l'algorithme et toute base doit être instanciée. Dans notre cas, nous créons la population lors de l'ajout du tout premier agent du pathfinding, puis, pour chaque nouveaux ajouts, nous ne faisons que rajouter un Minion à chaque membre de la population. De la même manière, lorsqu'un agent a atteint son chemin, nous supprimons le Minion correspondant <text:span text:style-name="T25">dans tous les SurMinions.</text:span></text:p>
      <text:p text:style-name="P22"><text:tab/>Lorsqu'une demande de chemin est effectuée, on rajoute dans 3 SurMinions des débuts de chemins courts (6 déplacements) calculés via l'algorithme A*, et dans les autres des chemins aléatoires (aussi 6 déplacements).</text:p>
      <text:p text:style-name="P20"><text:soft-page-break/><text:tab/><text:span text:style-name="T37">Nous avons ici aussi apporté une petite optimisation : si un autre déplacement a déjà été demandé vers la même case, que l'unité de cet autre déplacement n'est pas encore arrivée au bout de son chemin, et que la case d'origine du nouveau déplacement est située dans une petite zone que nous calculons autour de la case d'origine de l'autre déplacement, alors le nouveau déplacement n'en sera pas un à part entière mais un SousMinion. </text:span></text:p>
      <text:p text:style-name="P31"><text:tab/>C'est une autre classe que nous avons écrite, et son comportement est assez simple : elle représente un « suiveur » du déplacement original. Elle va commencer par rejoindre la case de départ du déplacement original (via un A*, garanti non coûteux car notre calcul des « zones » les construit de manière garantie sans obstacle direct), puis à chaque fois que le déplacement original va effectuer un mouvement, ce mouvement va se greffer à tous les « suiveurs ». Ces mouvements hérités d'un chemin sont temporairement stockés pour éviter qu'un SousMinion n'hérite que d'une partie du chemin original <text:span text:style-name="T54">si le Minion leader venait à être supprimé précocement après avoir atteint son objectif</text:span>.</text:p>
      <text:p text:style-name="P20"><text:tab/><text:span text:style-name="T38">Les SousMinions ne sont pas mutés ni supprimés, ils ne servent qu'à économiser quelques calculs de chemins. Ce concept a été pensé pour répondre à une demande de notre groupe partenaire, qui voulait pouvoir effectuer efficacement le déplacement d'un grand nombre d'unités groupées vers une même case.</text:span></text:p>
      <text:p text:style-name="P18"/>
      <text:h text:style-name="_5f_ua_5f_Titre_20_5" text:outline-level="5">Mutation</text:h>
      <text:p text:style-name="P24"><text:tab/>Un nombre de SurMinions (ratio variable) est sélectionné, et chacun de ces SurMinions est muté. La mutation peut prendre <text:span text:style-name="T54">deux</text:span> formes selon le rang du SurMinion (rang déterminé en fonction de sa fitness globale, somme de la fitness de chacun des minions qui le composent).</text:p>
      <text:p text:style-name="P24"><text:tab/>Si le SurMinion est un élite (dans les 20 % meilleurs), il ne fait que recevoir de nouveaux chromosomes à la fin de son génome. Sinon, <text:span text:style-name="T54">il </text:span>subit quelques suppressions de chromosomes, d'autre sont modifiés, et enfin d'autres sont ajoutés <text:span text:style-name="T54">en fin de parcours</text:span>.</text:p>
      <text:p text:style-name="P23"/>
      <text:h text:style-name="P83" text:outline-level="5">Élitisme</text:h>
      <text:p text:style-name="P22"><text:tab/>Nous avons <text:span text:style-name="T28">développé la notion d'élitisme, souvent utilisée dans les algorithmes génétiques. Dans notre cas, l'élitisme se décline en 3 parties : </text:span></text:p>
      <text:p text:style-name="P22"><text:tab/>-<text:span text:style-name="T26">Une partie de la population, considérée « élite », ne subit pas de mutations ni de suppression de chromosomes d'une génération à l'autre, mais seulement des ajouts, à la fin de son génome. De manière plus classique, cette « élite » va aussi systématiquement survivre d'une génération à l'autre, contrairement au reste des SurMinions qui ont une chance d'être supprimés.</text:span></text:p>
      <text:p text:style-name="P22"><text:tab/>-<text:span text:style-name="T26">Pour garantir qu'une solution est toujours disponible, nous prenons à chaque génération le meilleur (selon la fonction d'évaluation) SurMinion, et lui attribuons le statut de « président ». Le président n'est ni altéré ni supprimé d'une génération à l'autre ceci permet ainsi, une fois une solution globale trouvée, d'être assuré de pouvoir la renvoyé en l'état sans risquer des modifications destructrices entre temps.</text:span></text:p>
      <text:p text:style-name="P22"><text:soft-page-break/><text:tab/>-<text:span text:style-name="T26">Les SurMinions évoluent indépendamment les uns des autres, il est donc extrêmement improbable qu'un SurMinion regroupe chacun des meilleurs chemins trouvés pour chaque demande. Or, c'est précisément de ceci dont nous avons besoin pour renvoyer une solution. Pour répondre à ce problème, nous créons à chaque génération un SurMinion (« Superman ») qui regroupe les meilleurs chemins trouvés pour chaque demande. C'est un nouvel individu à part entière et non juste un statut de SurMinion (par opposition à « président »).</text:span></text:p>
      <text:p text:style-name="P21"/>
      <text:h text:style-name="_5f_ua_5f_Titre_20_5" text:outline-level="5">Reproduction</text:h>
      <text:p text:style-name="P22"><text:tab/><text:span text:style-name="T27">A chaque génération, en plus de la création du « Superman », il y a une phase de crossover (reproduction) dans laquelle 3 parents sont sélectionnés avec une probabilité exponentiellement décroissante dans l'ordre de fitness (la formule est 1/(2^rang). Cette méthode de sélection de parents par rang et exponentielle (</text:span><text:span text:style-name="T27"><text:bibliography-mark text:identifier="Bickle &amp; Thiele, &quot;Selection Schemes in GA&quot;" text:bibliography-type="article" text:author="Tobias Blickle &amp; Lothar Thiele" text:institution="Swiss Federal Institude of Technology" text:title="A Comparison of Selection Schemes used in Genetic Algorithms" text:year="1995">[Bickle &amp; Thiele, "Selection Schemes in GA"]</text:bibliography-mark></text:span><text:span text:style-name="T27">) ainsi que leur nombre de 3 (</text:span><text:span text:style-name="T27"><text:bibliography-mark text:identifier="Eiben, Raué &amp; Ruttkay, &quot;GA with multi-parent recombination&quot;" text:bibliography-type="article" text:author="A.E Eiben, P-E. Raué, Zs. Ruttkay" text:institution="Vrije Universiteit Amsterdam" text:title="Genetic algorithms with multi-parent recombination" text:year="1994">[Eiben, Raué &amp; Ruttkay, "GA with multi-parent recombination"]</text:bibliography-mark></text:span><text:span text:style-name="T27">) semble offrir un bon compromis entre exploration et intensification.</text:span></text:p>
      <text:p text:style-name="P22"><text:tab/><text:span text:style-name="T29">Le nombre d'enfants a générer par trio de parents est peu documenté, nous avons donc effectuée quelques tests et les résultats sont non significatifs. Instinctivement, nous pensons qu'un nombre faible va favoriser l'exploration (car dans ce cas, plus de trios de parents seront sélectionnés par génération) et un nombre plus élevé va favoriser l'intensification (car effet inverse).</text:span></text:p>
      <text:p text:style-name="P22"><text:tab/><text:span text:style-name="T29">Lorsque 3 parents ont été sélectionnés, nous procédons à un crossover selon une méthode hybride uniforme / single-point (fortement uniforme quand même). Les crossovers ne sont effectués qu'entre les Minions représentant le même chemin. Notre choix de représentation des chemins implique que les parents ont quasi-systématiquement des génomes de tailles différentes. Les enfants auront un génome de taille égale à celui du parent le plus long. Pour un chromosome à l'indice i, nous sélectionnons d'abord parmi les 3 parents ceux (ou celui) qui a encore un chromosome à cet indice. Un choix aléatoire est alors effectué entre les parents sélectionnés pour déterminer lequel fournira ce chromosome, conformément à la méthode uniforme. La fin du génome des enfants sera donc une copie de cette même fin dans le génome du parent le plus long, ce qui peut être apparenté à du single-point.</text:span></text:p>
      <text:p text:style-name="P21"/>
      <text:h text:style-name="P84" text:outline-level="5"><text:bookmark-start text:name="__RefHeading__1789_148356707"/>Évaluation et fitness<text:bookmark-end text:name="__RefHeading__1789_148356707"/></text:h>
      <text:p text:style-name="P26"><text:tab/><text:span text:style-name="T30">La fonction d'évaluation calcule un nombre, la fitness, pour chaque Minion de chaque SurMinion. Elle correspond à la distance de Manhattan</text:span><text:span text:style-name="T30"><text:note text:id="ftn1" text:note-class="footnote"><text:note-citation>1</text:note-citation><text:note-body><text:p text:style-name="P55">Si (x1,y1) et (x2,y2) sont les coordonnées respectives de la dernière case du chemin et de la case cible, alors la distance de Manhattan est égale à |x2-x1| + [y2-y1|. C'est un calcul rapide et efficace sur les cartes ouvertes, mais qui n'est pas suffisant pour sortir des optimum locaux.</text:p></text:note-body></text:note></text:span><text:span text:style-name="T30"> [voir fitness, en cours de modification]. La fitness d'un SurMinion est la somme des fitness de ses Minions.</text:span></text:p>
      <text:p text:style-name="P26"><text:tab/><text:span text:style-name="T31">Pour déterminer la fitness d'un chemin, au vu de notre représentation des chemins (par déplacement et non par cases), nous devons parcourir tout le génome pour savoir quelle est la dernière </text:span><text:soft-page-break/><text:span text:style-name="T31">case du chemin. Nous avons choisi de profiter de ce parcours pour effectuer des corrections sur le génome :</text:span></text:p>
      <text:p text:style-name="P26"><text:tab/>- <text:span text:style-name="T32">Si une des cases parcourues a déjà été parcourue dans le même chemin, c'est une boucle, et nous supprimons cette boucle. Il est possible qu'une partie des déplacements de la boucle soit utile, mais déterminer laquelle serait encore très coûteux, et avec les ajouts de déplacements aléatoires il se trouve que des boucles sont formées à chaque itération et pour chaque minion. Nous avons donc pris le parti de simplement les supprimer.</text:span></text:p>
      <text:p text:style-name="P26"><text:tab/>- <text:span text:style-name="T33">Si un déplacement amène sur une case obstacle ou en dehors de la carte, nous supprimons ce déplacement.</text:span></text:p>
      <text:p text:style-name="P26"><text:tab/>-<text:span text:style-name="T42">Considérant un SurMinion comme étant une solution à tous les chemins demandés, notre gestion des conflits se réalise de façon interne à chaque SurMinion. Si le chemin d'un Minion l'amène à être sur la même case et au même instant qu'une autre Minion (du même SurMinion) déjà évalué, alors nous ajoutons un déplacement neutre (un arrêt) dans le génome du juste avant ce conflit.</text:span></text:p>
      <text:p text:style-name="P26"><text:tab/><text:span text:style-name="T34">De fait, la fonction d'évaluation sert à évaluer et aussi à corriger les chemins, avec un surcoût de temps de calcul faible par rapport à l'utilisation d'une autre méthode/fonction pour faire les corrections.</text:span></text:p>
      <text:p text:style-name="P25"/>
      <text:h text:style-name="P85" text:outline-level="5">Suppressions</text:h>
      <text:p text:style-name="P30"><text:tab/><text:span text:style-name="T39">Une fois par génération, nous supprimons un certain nombre de SurMinions non-élites. Ici aussi, ce nombre est à affiner car un grand nombre de suppressions favorise l'intensification en permettant plus de crossovers entre les minions existants, tandis qu'un petit nombre de suppressions favorise l’exploration en laissant évoluer la population existante. Un ratio de suppressions de SurMinions aux alentours de 10 % semble produire les meilleurs résultats pour notre problème et avec notre algorithme.</text:span></text:p>
      <text:p text:style-name="P29"/>
      <text:h text:style-name="_5f_ua_5f_Titre_20_5" text:outline-level="5"><text:span text:style-name="T40">Renvoi d'une solution et déplacement d'une unité</text:span>.</text:h>
      <text:p text:style-name="P28"><text:tab/><text:span text:style-name="T41">Après une itération, nous possédons un chemin – qui ne va pas nécessairement à la cible – <text:s/>pour chaque déplacement demandé. Nous sommes donc en mesure de renvoyer un certain nombre de déplacements (principalement dépendant du nombre d'ajouts dans les mutations) pour chaque unité. </text:span></text:p>
      <text:p text:style-name="P28"><text:tab/><text:span text:style-name="T43">Pour s'assurer que les chemins soient cohérents, il est important de ne pas renvoyer de résultat pendant une itération de l'algorithme. Nous avons forcé ce comportement via l'utilisation de mutex.</text:span></text:p>
      <text:p text:style-name="P32"><text:tab/>Sur requête de l'utilisateur (contenant l'identifiant de l'unité), nous présentons ce résultat case par case parce que notre algorithme sert de « moteur » de pathfinding, et nous estimons que le retour le plus simple pour un utilisateur de notre API est une seule case, et cela nous permet aussi de faire évoluer le chemin en permanence.</text:p>
      <text:p text:style-name="P32"><text:tab/>L'utilisateur peut alors nous transmettre le déplacement effectif de cette unité sur la case en question au moment qu'il choisit. Lorsque cela arrive, 2 cas de figure se présentent :</text:p>
      <text:p text:style-name="P28"><text:tab/>-<text:span text:style-name="T44">Si c'est un SousMinion (un « suiveur » qui n'a pas de chemin propre) alors nous supprimons simplement son premier déplacement. </text:span></text:p>
      <text:p text:style-name="P28"><text:soft-page-break/><text:tab/>-<text:span text:style-name="T45">Si c'est un Minion, alors nous ôtons le premier déplacement de son génome, et l'ajoutons à la fin du génome de tous les SousMinions qui le suivent. Nous changeons ensuite la case d'origine du chemin de ce Minion vers la nouvelle case précisée par l'utilisateur. Ceci, couplé à notre représentation du chemin sous forme de déplacements et non de cases, nous permet en fait de « recycler » notre population, au lieu de repartir de zéro à chaque déplacement.</text:span></text:p>
      <text:p text:style-name="P28"><text:tab/><text:span text:style-name="T46">Lorsqu'un SousMinion atteint sa cible, nous le détruisons. Pour un Minion, nous détruisons aussi la Zone qui lui est associée.</text:span></text:p>
      <text:p text:style-name="P27"><text:tab/></text:p>
      <text:h text:style-name="P114" text:outline-level="4">Controller (communication)</text:h>
      <text:p text:style-name="P13"><text:tab/><text:span text:style-name="T14">Pour permettre à des développeurs d'un jeu de stratégie en temps réel d'utiliser notre algorithme de recherche de chemin nous avons décidé de mettre en place un « controller », faisant référence au modèle Moteu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81" text:outline-level="3">Difficultés rencontrés</text:h>
      <text:p text:style-name="P35"><text:tab/><text:span text:style-name="T15">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115" text:outline-level="4">Conception de la base de représentation d'un problème de Pathfinding</text:h>
      <text:p text:style-name="P40"><text:span text:style-name="T55"><text:tab/>Les prémisses de notre stage n'ont pas directement commencé avec la conception d'un algorithme permettant un pathfinding. En effet, il nous fallait dans un premier temps concevoir une base solide permettant la représentation d'un problème</text:span> <text:span text:style-name="T55">(représentation d'une carte, des unités, agents, terrains…) auquel on souhaite appliquer sa résolution par le biais d'un pathfinding. Cependant, il <text:s/>nous était demandé de concevoir un API, ce qui nous incombait de concevoir cette base la plus générale possible pour que, une fois programmé, tout problèmes extérieurs, quel qu'il soit, puissent être représenté sans avoir à toucher à cette base. Ainsi, même si 75 % de notre base est inutilisée par le RTS programmé par le groupe partenaire, il devrait normalement être possible d'abstraire n'importe quelle contrainte possible sur un problème pour qu'elle soit exploitée par notre base. Cette conception a ainsi demandé beaucoup de réflexion, de compromis et de temps pour aboutir à celle que nous avons obtenu.</text:span></text:p>
      <text:p text:style-name="P39">Par contre, il est tout de même à noté que même s'ils nous a fallu beaucoup de temps à sa conception, nous en avions pris assez pour produire une base très solide puisque nous n'avons pas eu à y retoucher de tous le stage malgré les éventuelles changement du RTS partenaire.</text:p>
      <text:h text:style-name="P116" text:outline-level="4">Conception d'un algorithme génétique</text:h>
      <text:p text:style-name="P43"><text:tab/>La première difficulté rencontrée pour la conception d'un algorithme génétique est la compréhension même de son fonctionnement. Certes il est aisé de faire le lien avec les travaux sur l'évolution de Darwin, mais il fût plus compliqué de concevoir son fonctionnement au travers de code. <text:soft-page-break/>Comment représenter la population, le chemin proposé de chaque individu, etc. La difficulté principale suite à la conception, viens d'un problème propre à l'algorithme génétique dont la plupart des recherches effectuées sur ce domaine aujourd'hui ne propose pas de solution optimale. Il s'agit du problème d'évaluation et de fitness. Effectivement, même s'il existe peut être une fitness non optimale mais qui fonctionnerait sur tout type de terrains (terrain ouvert, labyrinthe…), il est tout de même préférable de coder plusieurs fitness optimale pour chaque type de terrains et choisir laquelle utiliser en conséquence. Or, réfléchir à une fitness est tout de même très abstrait et demande beaucoup de temps, malheureusement, sur deux mois de stages, nous n'avons pas eu le temps de trop nous pencher dessus. Ainsi, la fitness que nous proposons est loin d'être parfaite et nos agents ont souvent tendances à se bloquer dans des « cuvettes » où autre particularité de terrain forçant les agents à faire demi-tour s'ils s'y engouffrent. Ainsi, maintenant notre algorithme génétique fini, nous pensons qu'il s'agit du point sur lequel il faudrait se pencher si nous voulions l'améliorer. </text:p>
      <text:p text:style-name="P44">L'autre problème rencontré est celui des « ratios » (de modifications, ajouts, suppressions…), celui-ci aussi fait l'objet de nombreuses recherches pour déterminer quels seraient les ratios optimums à la résolution de problème spécifiques, ce problème joint dès lors avec un problème similaire, celui de l'adaptabilité, c'est à dire à savoir s'il faudrait modifier ces ratios en temps réel afin d'adapter le problème au fur et à mesure de sa résolution.</text:p>
      <text:p text:style-name="P44">Ces trois derniers problèmes exposés, comme nous l'avons déjà dit, font tous l'objet de recherche dans ce domaine, mais si nous avions eu plus de temps, nous aurions sans aucun doute effectué de nombreux tests pour essayer de déterminer comment les résoudre et ainsi améliorer fortement les performances de notre algorithme génétique. </text:p>
      <text:h text:style-name="P117" text:outline-level="4">Gestion du temps réel</text:h>
      <text:p text:style-name="P16"><text:tab/><text:span text:style-name="T15">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complexité NP-Complet, de ce fait, il était primordial qu'on ait une attention particulière à l'optimisation de notre code.</text:span></text:p>
      <text:p text:style-name="P16"><text:tab/><text:span text:style-name="T17">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16"><text:tab/><text:span text:style-name="T17">La gestion du temps réel est une contrainte que nous viendrons sans doute à renconter à nouveau au cours de notre carrière, puisque cela peut se retrouver dans les jeux vidéos comme ici, mais aussi dans…</text:span></text:p>
      <text:p text:style-name="P14">La nécessité de répondre à ce besoin a dont été très formateur au cours de ces deux mois.</text:p>
      <text:h text:style-name="P117" text:outline-level="4">Création d'une API</text:h>
      <text:p text:style-name="P16"><text:tab/><text:span text:style-name="T17">L'objectif du projet étant de fournir un outil, c'est sous forme d'API que notre projet peut être utilisé. Cette difficulté s'est ressentie dans la conception du projet où en plus de devoir penser à notre </text:span><text:soft-page-break/><text:span text:style-name="T17">algorithme, nous devions garder à l'esprit de pouvoir le faire communiquer si voulu avec une application extérieure.</text:span></text:p>
      <text:h text:style-name="P82" text:outline-level="3">Outils utilisés</text:h>
      <text:p text:style-name="P10">La bonne réalisation du stage a été permise par différents outils...</text:p>
      <text:h text:style-name="P118" text:outline-level="4">L<text:span text:style-name="T53">i</text:span>brairies</text:h>
      <text:p text:style-name="P11">Certaines librairies gratuites nous ont permis de simplifier la mise en place de notre développement. </text:p>
      <text:h text:style-name="P86" text:outline-level="5">Libxml++</text:h>
      <text:p text:style-name="P16"><text:tab/><text:span text:style-name="T18">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les types de terrains qui peuvent intéresser les utilisateurs, le format XML correspondant à ce type d'utilisation.</text:span></text:p>
      <text:p text:style-name="P16"><text:tab/><text:span text:style-name="T18">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volumineux. Notre objectif est de donner un outil souple quand à son utilisation, cela implique qu'on ne connait la quantité de données reçu.</text:span></text:p>
      <text:h text:style-name="P88" text:outline-level="5">Glibmm</text:h>
      <text:p text:style-name="P40"><text:tab/><text:span text:style-name="T19">Libxml++ a été adaptée en C++ à partir de la librairie libxml2 codée en C. De ce fait, pour cette adaptation, il est nécessaire d'utiliser la librairie Glibmm, qui est l'interface multi-plateforme pour la librairie Glib, utilisée dans la librairie libxml2.</text:span></text:p>
      <text:h text:style-name="P117" text:outline-level="4">Environnement de développement</text:h>
      <text:p text:style-name="P16"><text:tab/><text:span text:style-name="T20">Les IDE (Environnement de développement) sont des outils qui se révèlent très pratiques pour les développeurs, simplifiant la programmation.</text:span></text:p>
      <text:h text:style-name="P86" text:outline-level="5">Kdevelop</text:h>
      <text:p text:style-name="P16"><text:tab/><text:span text:style-name="T21">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117" text:outline-level="4"><text:soft-page-break/>Débugage</text:h>
      <text:p text:style-name="P15">Un projet d'informatique passe forcément par une phase de débugage du code, quelque soit le langage. Ici aussi, nous avons pu trouver des outils qui nous ont été utile au débugage efficace de notre projet.</text:p>
      <text:h text:style-name="P86" text:outline-level="5">Valgrind</text:h>
      <text:p text:style-name="P16"><text:tab/><text:span text:style-name="T22">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h text:style-name="P89" text:outline-level="5">GDB</text:h>
      <text:p text:style-name="P16"><text:tab/><text:span text:style-name="T22">GDB ou GNU Project Debugger est un utilitaire permettant d'exécuter un programme et de voir ce qu'il s'y passe. Il nous a été grandement utile pour régler les problèmes tels que les erreurs segmentation ou les exceptions sur nos vecteurs. Il permet notamment de retracer la pile d'appels, et donc de savoir dans quel cas une méthode pose problème.</text:span></text:p>
      <text:h text:style-name="P86" text:outline-level="5" text:is-list-header="true"/>
      <text:h text:style-name="P87" text:outline-level="5" text:is-list-header="true"/>
      <text:h text:style-name="P73" text:outline-level="2"/>
      <text:h text:style-name="P78" text:outline-level="2">Tests effectués</text:h>
      <text:h text:style-name="P119" text:outline-level="4">Protocole</text:h>
      <text:p text:style-name="P45"><text:tab/><text:span text:style-name="T63">Notre algorithme a été pensé pour résoudre des problèmes de pathfinding sur des cartes relativement ouvertes. </text:span></text:p>
      <text:p text:style-name="P45"><text:tab/><text:span text:style-name="T64">Nous l'avons testé sur des cartes différentes afin d'observer son comportement et l'influence de certains paramètres. // A COMPLETER</text:span></text:p>
      <text:h text:style-name="P120" text:outline-level="4">Carte 1</text:h>
      <text:p text:style-name="P105">[screenshot qt]</text:p>
      <text:p text:style-name="P105"/>
      <text:p text:style-name="P105"/>
      <text:p text:style-name="P105"/>
      <text:p text:style-name="P45"/>
      <text:p text:style-name="_5f_ua_5f_Image"/>
      <text:p text:style-name="Standard"/>
      <text:p text:style-name="Standard"/>
      <text:p text:style-name="Standard"/>
      <text:p text:style-name="Standard"/>
      <text:p text:style-name="Standard"/>
      <text:p text:style-name="Standard"/>
      <text:p text:style-name="Standard"/>
      <text:p text:style-name="P46"/>
      <text:p text:style-name="Standard"/>
      <text:p text:style-name="P105"/>
      <text:p text:style-name="P105"/>
      <text:p text:style-name="P105"><draw:frame draw:style-name="fr10" draw:name="Objet1" text:anchor-type="paragraph" svg:width="17.898cm" svg:height="11.13cm" draw:z-index="68"><draw:object xlink:href="./Object 1" xlink:type="simple" xlink:show="embed" xlink:actuate="onLoad"/><draw:image xlink:href="./ObjectReplacements/Object 1" xlink:type="simple" xlink:show="embed" xlink:actuate="onLoad"/></draw:frame></text:p>
      <text:p text:style-name="P105"/>
      <text:p text:style-name="P105">La comparaison des temps d'exécution est sans appel : augmenter le nombre d'ajouts ou la taille de la population est coûteux en temps de calcul.</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draw:frame draw:style-name="fr11" draw:name="Objet2" text:anchor-type="paragraph" svg:width="17.224cm" svg:height="8.968cm" draw:z-index="66"><draw:object xlink:href="./Object 2" xlink:type="simple" xlink:show="embed" xlink:actuate="onLoad"/><draw:image xlink:href="./ObjectReplacements/Object 2" xlink:type="simple" xlink:show="embed" xlink:actuate="onLoad"/></draw:frame></text:p>
      <text:p text:style-name="P105"/>
      <text:p text:style-name="P105"/>
      <text:p text:style-name="P105"><text:soft-page-break/></text:p>
      <text:p text:style-name="P105"/>
      <text:p text:style-name="P105"><draw:frame draw:style-name="fr12" draw:name="Objet3" text:anchor-type="paragraph" svg:width="15.998cm" svg:height="9.005cm" draw:z-index="67"><draw:object xlink:href="./Object 3" xlink:type="simple" xlink:show="embed" xlink:actuate="onLoad"/><draw:image xlink:href="./ObjectReplacements/Object 3" xlink:type="simple" xlink:show="embed" xlink:actuate="onLoad"/></draw:frame></text:p>
      <text:p text:style-name="P105"/>
      <text:h text:style-name="P121" text:outline-level="4">Carte 2</text:h>
      <text:p text:style-name="P109"/>
      <text:h text:style-name="P122" text:outline-level="1">Conclusion</text:h>
      <text:p text:style-name="Standard"/>
      <text:h text:style-name="P122" text:outline-level="1">Bibliographie</text:h>
      <text:p text:style-name="Standard"/>
      <text:p text:style-name="Standard"/>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ie1_Head">
            <text:p text:style-name="Bibliography_20_Heading">Bibliographie</text:p>
          </text:index-title>
          <text:p text:style-name="P72">MCPPRTSG: Munir Naveed, Diane Kitchin, Andrew Crampton, Monte-Carlo Planning for Pathfinding in Real-Time Strategy Games, </text:p>
          <text:p text:style-name="P72">AADO: Marco Dorigo, Gianni Di Caro, Luca M. Gambardella, Ant Algorithms for Discret Optimization, </text:p>
          <text:p text:style-name="P72">RTPGA: Alex Fernandes da V.Machado, Ulysses O. Santos, Higo Vale, Rubens Gonçalvez, Tiago Neves, Luiz Satoru Ochi, Esteban Walter Gonzales Clua , Real Time Pathfinding with Genetic Algorithm, </text:p>
          <text:p text:style-name="P72">DGASSPP: Saeed Behzadi, Ali A. Alesheikh, Developing a Genetic Algorithm for Solving Shortest Path Problem, 2008</text:p>
          <text:p text:style-name="P72">GAGP: Steve Gargolinski, Genetic Algorithms for Game Programming, </text:p>
          <text:p text:style-name="P72">Bickle &amp; Thiele, "Selection Schemes in GA": Tobias Blickle &amp; Lothar Thiele, A Comparison of Selection Schemes used in Genetic Algorithms, 1995</text:p>
          <text:p text:style-name="P72">Eiben, Raué &amp; Ruttkay, "GA with multi-parent recombination": A.E Eiben, P-E. Raué, Zs. Ruttkay, Genetic algorithms with multi-parent recombination, 1994</text:p>
        </text:index-body>
      </text:bibliography>
      <text:p text:style-name="P41"/>
      <text:p text:style-name="Standard"/>
      <text:p text:style-name="Standard"/>
      <text:p text:style-name="Standard"/>
      <text:p text:style-name="P91"><draw:frame text:anchor-type="paragraph" draw:z-index="62" draw:style-name="gr15" svg:width="4.62cm" svg:height="0.989cm" draw:transform="rotate (1.5707963267949) translate (-0.506236111111111cm 5.02002777777778cm)"><draw:text-box><text:p text:style-name="P137"><text:span text:style-name="T72">RÉSUMÉ</text:span></text:p></draw:text-box></draw:frame><draw:custom-shape text:anchor-type="as-char" svg:y="0cm" draw:z-index="2" draw:style-name="gr3" draw:text-style-name="P127" svg:width="17.837cm" svg:height="8.093cm"><text:p text:style-name="P127"><text:span text:style-name="T71">Nonsequi ex enim dolortincin essed dolut nulputat, conulla feumsan henim quamcore minciduis adiat. </text:span></text:p><text:p text:style-name="P129"><text:span text:style-name="T71">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30"><text:span text:style-name="T71">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49"/>
          </table:table-cell>
          <table:table-cell table:style-name="Tableau1.B1" office:value-type="string">
            <text:p text:style-name="P48"><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51"><draw:frame text:anchor-type="paragraph" draw:z-index="63" draw:style-name="gr15" svg:width="5.79cm" svg:height="0.989cm" draw:transform="rotate (1.5707963267949) translate (-0.506236111111111cm 6.18948611111111cm)"><draw:text-box><text:p text:style-name="P137"><text:span text:style-name="T72">ABSTRACT</text:span></text:p></draw:text-box></draw:frame><draw:custom-shape text:anchor-type="as-char" svg:y="0cm" draw:z-index="3" draw:style-name="gr3" draw:text-style-name="P127" svg:width="17.837cm" svg:height="8.093cm"><text:p text:style-name="P127"><text:span text:style-name="T71">Nonsequi ex enim dolortincin essed dolut nulputat, conulla feumsan henim quamcore minciduis adiat. </text:span></text:p><text:p text:style-name="P129"><text:span text:style-name="T71">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30"><text:span text:style-name="T71">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49"/>
          </table:table-cell>
          <table:table-cell table:style-name="Tableau2.B1" office:value-type="string">
            <text:p text:style-name="P48"><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57" draw:style-name="gr4"><draw:frame draw:style-name="gr14" draw:text-style-name="P133" svg:width="3.061cm" svg:height="2.992cm" svg:x="14.844cm" svg:y="26.079cm"><draw:image xlink:href="Pictures/2000009200000BE100000BA69AC078B2.wmf" xlink:type="simple" xlink:show="embed" xlink:actuate="onLoad"><text:p/></draw:image></draw:frame><draw:frame draw:style-name="gr13" draw:text-style-name="P135" svg:width="7.621cm" svg:height="1.96cm" svg:x="6.033cm" svg:y="27.118cm"><draw:text-box><text:p text:style-name="P135"><text:span text:style-name="T69">Présidence de l'université</text:span></text:p><text:p text:style-name="P135"><text:span text:style-name="T69">40 rue de rennes – BP 73532</text:span></text:p><text:p text:style-name="P135"><text:span text:style-name="T69">49035 Angers cedex</text:span></text:p><text:p text:style-name="P135"><text:span text:style-name="T69">Tél. 02 41 96 23 23 | Fax 02 41 96 23 00</text:span></text:p></draw:text-box></draw:frame><draw:connector draw:style-name="gr5" draw:text-style-name="P133" draw:type="line" svg:x1="13.651cm" svg:y1="26.345cm" svg:x2="13.813cm" svg:y2="26.345cm" svg:d="M13651 26345h162" svg:viewBox="0 0 164 2"><text:p/></draw:connector></draw:g></text:p>
      <text:p text:style-name="P47"><draw:custom-shape text:anchor-type="as-char" svg:y="0cm" draw:z-index="4" draw:style-name="gr3" draw:text-style-name="P131" svg:width="17.837cm" svg:height="6.298cm"><text:p text:style-name="P131"><text:span text:style-name="T72">ENGAGEMENT</text:span></text:p><text:p text:style-name="P131"><text:span text:style-name="T72">DE NON PLAGIAT</text:span></text:p><text:p text:style-name="P129"><text:span text:style-name="T71"/></text:p><text:p text:style-name="P132"><text:span text:style-name="T71">Je, soussigné(e) </text:span><text:span text:style-name="T71"><text:tab/></text:span><text:span text:style-name="T71"><text:tab/></text:span></text:p><text:p text:style-name="P129"><text:span text:style-name="T71">déclare être pleinement conscient(e) que le plagiat de documents ou d’une </text:span></text:p><text:p text:style-name="P129"><text:span text:style-name="T71">partie d’un document publiée sur toutes formes de support, y compris l’internet, </text:span></text:p><text:p text:style-name="P129"><text:span text:style-name="T71">constitue une violation des droits d’auteur ainsi qu’une fraude caractérisée. </text:span></text:p><text:p text:style-name="P129"><text:span text:style-name="T71">En conséquence, je m’engage à citer toutes les sources que j’ai utilisées </text:span></text:p><text:p text:style-name="P129"><text:span text:style-name="T71">pour écrire ce rapport ou mémoire.</text:span></text:p><text:p text:style-name="P129"><text:span text:style-name="T71"/></text:p><text:p text:style-name="P129"><text:span text:style-name="T71"/></text:p><text:p text:style-name="P130"><text:span text:style-name="T71">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106"/>
      <text:h text:style-name="P124" text:outline-level="1">Annexes</text:h>
      <text:h text:style-name="P75" text:outline-level="2" text:is-list-header="true"><text:span text:style-name="T65">Résultats des tests</text:span></text:h>
      <text:p text:style-name="P107"><text:span text:style-name="T66"/></text:p>
      <text:p text:style-name="P93"><text:span text:style-name="T65">Carte 1:</text:span></text:p>
      <text:p text:style-name="P108"/>
      <text:p text:style-name="P108"/>
      <text:p text:style-name="P108"/>
      <text:p text:style-name="P108"/>
      <text:p text:style-name="P108"><draw:frame draw:style-name="fr10" draw:name="Objet4" text:anchor-type="paragraph" svg:width="21.001cm" svg:height="7.204cm" draw:z-index="65"><draw:object xlink:href="./Object 4" xlink:type="simple" xlink:show="embed" xlink:actuate="onLoad"/><draw:image xlink:href="./ObjectReplacements/Object 4" xlink:type="simple" xlink:show="embed" xlink:actuate="onLoad"/></draw:frame></text:p>
      <text:p text:style-name="P108"><draw:frame draw:style-name="fr9" draw:name="images4" text:anchor-type="char" svg:x="15.072cm" svg:y="17.231cm" svg:width="3.164cm" svg:height="3.094cm" draw:z-index="58"><draw:image xlink:href="Pictures/2000009200000BE100000BA69AC078B2.wmf" xlink:type="simple" xlink:show="embed" xlink:actuate="onLoad"/></draw:frame><draw:connector text:anchor-type="char" draw:z-index="60" draw:style-name="gr9" draw:text-style-name="P133" draw:type="line" svg:x1="14.076cm" svg:y1="26.289cm" svg:x2="14.238cm" svg:y2="26.292cm" svg:d="M14076 26289l162 3" svg:viewBox="0 0 164 5"><text:p/></draw:connector><draw:frame draw:style-name="fr2" draw:name="Cadre8" text:anchor-type="char" svg:x="2.946cm" svg:y="17.279cm" svg:width="10.901cm" svg:height="3.226cm" draw:z-index="59"><draw:text-box><text:p text:style-name="P50">Cet engagement de non plagiat doit être signé et joint</text:p><text:p text:style-name="P50">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span text:style-name="T6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33"><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53"><draw:image xlink:href="Pictures/100000000000002D00000078B71AEC1C.png" xlink:type="simple" xlink:show="embed" xlink:actuate="onLoad"/></draw:frame></text:span><text:span text:style-name="MT2"> </text:span><text:span text:style-name="MT2"><text:page-number text:select-page="current">19</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3" meta:image-count="5" meta:object-count="4" meta:page-count="27" meta:paragraph-count="289" meta:word-count="5475" meta:character-count="34521" meta:non-whitespace-character-count="292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897cm" svg:height="11.129cm" xlink:href="." xlink:type="simple" chart:class="chart:line" chart:style-name="ch1">
        <chart:title svg:x="5.531cm" svg:y="0.346cm" chart:style-name="ch2">
          <text:p>Temps d'exécution moyen</text:p>
        </chart:title>
        <chart:subtitle svg:x="3.496cm" svg:y="1.252cm" chart:style-name="ch3">
          <text:p>(en fonction du nombre d'ajouts et de la population)</text:p>
        </chart:subtitle>
        <chart:legend chart:legend-position="end" svg:x="14.965cm" svg:y="4.767cm" style:legend-expansion="high" chart:style-name="ch4"/>
        <chart:plot-area chart:style-name="ch5" chart:data-source-has-labels="both" svg:x="0.919cm" svg:y="2.189cm" svg:width="13.828cm" svg:height="7.543cm">
          <chartooo:coordinate-region svg:x="1.54cm" svg:y="2.388cm" svg:width="12.517cm" svg:height="6.697cm"/>
          <chart:axis chart:dimension="x" chart:name="primary-x" chart:style-name="ch6" chartooo:axis-type="auto">
            <chartooo:date-scale/>
            <chart:title svg:x="6.201cm" svg:y="9.954cm" chart:style-name="ch7">
              <text:p>Taille de la population</text:p>
            </chart:title>
            <chart:categories table:cell-range-address="local-table.$A$2:.$A$4"/>
          </chart:axis>
          <chart:axis chart:dimension="y" chart:name="primary-y" chart:style-name="ch6">
            <chart:title svg:x="0.002cm" svg:y="8.412cm" chart:style-name="ch8">
              <text:p>Temps d'exécution (en secondes)</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0 ajouts</text:p>
              </table:table-cell>
              <table:table-cell office:value-type="string">
                <text:p>200 ajouts</text:p>
              </table:table-cell>
              <table:table-cell office:value-type="string">
                <text:p>400 ajouts</text:p>
              </table:table-cell>
            </table:table-row>
          </table:table-header-rows>
          <table:table-rows>
            <table:table-row>
              <table:table-cell office:value-type="string">
                <text:p>POP 30</text:p>
              </table:table-cell>
              <table:table-cell office:value-type="float" office:value="5.0881987">
                <text:p>5.0881987</text:p>
              </table:table-cell>
              <table:table-cell office:value-type="float" office:value="7.8424098">
                <text:p>7.8424098</text:p>
              </table:table-cell>
              <table:table-cell office:value-type="float" office:value="13.686822">
                <text:p>13.686822</text:p>
              </table:table-cell>
            </table:table-row>
            <table:table-row>
              <table:table-cell office:value-type="string">
                <text:p>POP 60</text:p>
              </table:table-cell>
              <table:table-cell office:value-type="float" office:value="10.1940567">
                <text:p>10.1940567</text:p>
              </table:table-cell>
              <table:table-cell office:value-type="float" office:value="16.196971">
                <text:p>16.196971</text:p>
              </table:table-cell>
              <table:table-cell office:value-type="float" office:value="27.405438">
                <text:p>27.405438</text:p>
              </table:table-cell>
            </table:table-row>
            <table:table-row>
              <table:table-cell office:value-type="string">
                <text:p>POP 120</text:p>
              </table:table-cell>
              <table:table-cell office:value-type="float" office:value="20.660589">
                <text:p>20.660589</text:p>
              </table:table-cell>
              <table:table-cell office:value-type="float" office:value="32.572675">
                <text:p>32.572675</text:p>
              </table:table-cell>
              <table:table-cell office:value-type="float" office:value="53.000722">
                <text:p>53.0007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224cm" svg:height="8.967cm" xlink:href="." xlink:type="simple" chart:class="chart:line" chart:style-name="ch1">
        <chart:title svg:x="5.724cm" svg:y="0.315cm" chart:style-name="ch2">
          <text:p>Comparaison qualité chemin</text:p>
        </chart:title>
        <chart:subtitle svg:x="5.182cm" svg:y="1.299cm" chart:style-name="ch3">
          <text:p>(en fonction de la taille de la population)</text:p>
        </chart:subtitle>
        <chart:legend chart:legend-position="end" svg:x="15.51cm" svg:y="3.188cm" style:legend-expansion="high" chart:style-name="ch4"/>
        <chart:plot-area chart:style-name="ch5" chart:data-source-has-labels="both" svg:x="0.344cm" svg:y="2.187cm" svg:width="14.822cm" svg:height="6.601cm">
          <chartooo:coordinate-region svg:x="1.151cm" svg:y="2.386cm" svg:width="13.405cm" svg:height="5.755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series chart:style-name="ch11" chart:values-cell-range-address="local-table.$E$2:.$E$4" chart:label-cell-address="local-table.$E$1" chart:class="chart:line">
            <chart:data-point chart:repeated="3"/>
          </chart:series>
          <chart:series chart:style-name="ch12" chart:values-cell-range-address="local-table.$F$2:.$F$4" chart:label-cell-address="local-table.$F$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1</text:p>
              </table:table-cell>
              <table:table-cell office:value-type="string">
                <text:p>a2</text:p>
              </table:table-cell>
              <table:table-cell office:value-type="string">
                <text:p>a3</text:p>
              </table:table-cell>
              <table:table-cell office:value-type="string">
                <text:p>a4</text:p>
              </table:table-cell>
              <table:table-cell office:value-type="string">
                <text:p>a5</text:p>
              </table:table-cell>
            </table:table-row>
          </table:table-header-rows>
          <table:table-rows>
            <table:table-row>
              <table:table-cell office:value-type="string">
                <text:p>30 pop</text:p>
              </table:table-cell>
              <table:table-cell office:value-type="float" office:value="379.153333333333">
                <text:p>379.153333333333</text:p>
              </table:table-cell>
              <table:table-cell office:value-type="float" office:value="235.236666666667">
                <text:p>235.236666666667</text:p>
              </table:table-cell>
              <table:table-cell office:value-type="float" office:value="576.63">
                <text:p>576.63</text:p>
              </table:table-cell>
              <table:table-cell office:value-type="float" office:value="495.606666666667">
                <text:p>495.606666666667</text:p>
              </table:table-cell>
              <table:table-cell office:value-type="float" office:value="420.186666666667">
                <text:p>420.186666666667</text:p>
              </table:table-cell>
            </table:table-row>
            <table:table-row>
              <table:table-cell office:value-type="string">
                <text:p>60 pop</text:p>
              </table:table-cell>
              <table:table-cell office:value-type="float" office:value="376.193333333333">
                <text:p>376.193333333333</text:p>
              </table:table-cell>
              <table:table-cell office:value-type="float" office:value="234.643333333333">
                <text:p>234.643333333333</text:p>
              </table:table-cell>
              <table:table-cell office:value-type="float" office:value="580.66">
                <text:p>580.66</text:p>
              </table:table-cell>
              <table:table-cell office:value-type="float" office:value="489.953333333333">
                <text:p>489.953333333333</text:p>
              </table:table-cell>
              <table:table-cell office:value-type="float" office:value="385.633333333333">
                <text:p>385.633333333333</text:p>
              </table:table-cell>
            </table:table-row>
            <table:table-row>
              <table:table-cell office:value-type="string">
                <text:p>120 pop</text:p>
              </table:table-cell>
              <table:table-cell office:value-type="float" office:value="363.536666666667">
                <text:p>363.536666666667</text:p>
              </table:table-cell>
              <table:table-cell office:value-type="float" office:value="238.593333333333">
                <text:p>238.593333333333</text:p>
              </table:table-cell>
              <table:table-cell office:value-type="float" office:value="556.066666666667">
                <text:p>556.066666666667</text:p>
              </table:table-cell>
              <table:table-cell office:value-type="float" office:value="477.876666666667">
                <text:p>477.876666666667</text:p>
              </table:table-cell>
              <table:table-cell office:value-type="float" office:value="371.686666666667">
                <text:p>371.6866666666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9.004cm" xlink:href="." xlink:type="simple" chart:class="chart:line" chart:style-name="ch1">
        <chart:title svg:x="5.111cm" svg:y="0.316cm" chart:style-name="ch2">
          <text:p>Comparaison qualité chemin</text:p>
        </chart:title>
        <chart:subtitle svg:x="5.164cm" svg:y="1.301cm" chart:style-name="ch3">
          <text:p>(en fonction du nombre d'ajouts)</text:p>
        </chart:subtitle>
        <chart:legend chart:legend-position="end" svg:x="14.284cm" svg:y="3.207cm" style:legend-expansion="high" chart:style-name="ch4"/>
        <chart:plot-area chart:style-name="ch5" chart:data-source-has-labels="both" svg:x="0.319cm" svg:y="2.19cm" svg:width="13.646cm" svg:height="6.634cm">
          <chartooo:coordinate-region svg:x="1.126cm" svg:y="2.39cm" svg:width="12.043cm" svg:height="5.787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series chart:style-name="ch11" chart:values-cell-range-address="local-table.$E$2:.$E$4" chart:label-cell-address="local-table.$E$1" chart:class="chart:line">
            <chart:data-point chart:repeated="3"/>
          </chart:series>
          <chart:series chart:style-name="ch12" chart:values-cell-range-address="local-table.$F$2:.$F$4" chart:label-cell-address="local-table.$F$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1</text:p>
              </table:table-cell>
              <table:table-cell office:value-type="string">
                <text:p>a2</text:p>
              </table:table-cell>
              <table:table-cell office:value-type="string">
                <text:p>a3</text:p>
              </table:table-cell>
              <table:table-cell office:value-type="string">
                <text:p>a4</text:p>
              </table:table-cell>
              <table:table-cell office:value-type="string">
                <text:p>a5</text:p>
              </table:table-cell>
            </table:table-row>
          </table:table-header-rows>
          <table:table-rows>
            <table:table-row>
              <table:table-cell office:value-type="string">
                <text:p>100 ajouts</text:p>
              </table:table-cell>
              <table:table-cell office:value-type="float" office:value="353.83">
                <text:p>353.83</text:p>
              </table:table-cell>
              <table:table-cell office:value-type="float" office:value="223.943333333333">
                <text:p>223.943333333333</text:p>
              </table:table-cell>
              <table:table-cell office:value-type="float" office:value="582.763333333333">
                <text:p>582.763333333333</text:p>
              </table:table-cell>
              <table:table-cell office:value-type="float" office:value="466.46">
                <text:p>466.46</text:p>
              </table:table-cell>
              <table:table-cell office:value-type="float" office:value="436.473333333333">
                <text:p>436.473333333333</text:p>
              </table:table-cell>
            </table:table-row>
            <table:table-row>
              <table:table-cell office:value-type="string">
                <text:p>200 ajouts</text:p>
              </table:table-cell>
              <table:table-cell office:value-type="float" office:value="374.91">
                <text:p>374.91</text:p>
              </table:table-cell>
              <table:table-cell office:value-type="float" office:value="238.933333333333">
                <text:p>238.933333333333</text:p>
              </table:table-cell>
              <table:table-cell office:value-type="float" office:value="564.723333333333">
                <text:p>564.723333333333</text:p>
              </table:table-cell>
              <table:table-cell office:value-type="float" office:value="491.083333333333">
                <text:p>491.083333333333</text:p>
              </table:table-cell>
              <table:table-cell office:value-type="float" office:value="372.073333333333">
                <text:p>372.073333333333</text:p>
              </table:table-cell>
            </table:table-row>
            <table:table-row>
              <table:table-cell office:value-type="string">
                <text:p>400 ajouts</text:p>
              </table:table-cell>
              <table:table-cell office:value-type="float" office:value="390.143333333333">
                <text:p>390.143333333333</text:p>
              </table:table-cell>
              <table:table-cell office:value-type="float" office:value="245.596666666667">
                <text:p>245.596666666667</text:p>
              </table:table-cell>
              <table:table-cell office:value-type="float" office:value="565.87">
                <text:p>565.87</text:p>
              </table:table-cell>
              <table:table-cell office:value-type="float" office:value="505.893333333333">
                <text:p>505.893333333333</text:p>
              </table:table-cell>
              <table:table-cell office:value-type="float" office:value="368.96">
                <text:p>368.9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4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6pt solid #000000"/>
      <style:text-properties style:text-position=""/>
    </style:style>
    <style:style style:name="ce10" style:family="table-cell" style:parent-style-name="Default">
      <style:text-properties style:text-position="" style:font-name="Liberation Sans" style:font-name-asian="Droid Sans Fallback" style:font-name-complex="FreeSans"/>
    </style:style>
    <style:style style:name="ce11" style:family="table-cell" style:parent-style-name="Default" style:data-style-name="N2">
      <style:table-cell-properties fo:border-bottom="0.06pt solid #000000" fo:border-left="none" fo:border-right="none" fo:border-top="none"/>
      <style:text-properties style:text-position="" style:font-name="Liberation Sans" style:font-name-asian="Droid Sans Fallback" style:font-name-complex="FreeSans"/>
    </style:style>
    <style:style style:name="ce12" style:family="table-cell" style:parent-style-name="Default">
      <style:table-cell-properties fo:border-bottom="none" fo:border-left="none" fo:border-right="none" fo:border-top="0.06pt solid #000000"/>
      <style:text-properties style:text-position=""/>
    </style:style>
    <style:style style:name="ce13" style:family="table-cell" style:parent-style-name="Default" style:data-style-name="N2">
      <style:table-cell-properties fo:border-bottom="0.06pt solid #000000" fo:border-left="none" fo:border-right="none" fo:border-top="none"/>
      <style:text-properties style:text-position=""/>
    </style:style>
    <style:style style:name="ce14" style:family="table-cell" style:parent-style-name="Default">
      <style:table-cell-properties fo:border="none"/>
      <style:text-properties style:text-position="" style:font-name="Liberation Sans" style:font-name-asian="Droid Sans Fallback" style:font-name-complex="FreeSans"/>
    </style:style>
    <style:style style:name="ce15" style:family="table-cell" style:parent-style-name="Default">
      <style:table-cell-properties fo:border="none"/>
      <style:text-properties style:text-position=""/>
    </style:style>
    <style:style style:name="ce16" style:family="table-cell" style:parent-style-name="Default">
      <style:table-cell-properties fo:border-bottom="none" fo:border-left="none" fo:border-right="0.06pt solid #000000" fo:border-top="0.06pt solid #000000"/>
      <style:text-properties style:text-position=""/>
    </style:style>
    <style:style style:name="ce17" style:family="table-cell" style:parent-style-name="Default">
      <style:table-cell-properties fo:border-bottom="none" fo:border-left="none" fo:border-right="0.06pt solid #000000" fo:border-top="none"/>
      <style:text-properties style:text-position=""/>
    </style:style>
    <style:style style:name="ce18" style:family="table-cell" style:parent-style-name="Default" style:data-style-name="N2">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none" fo:border-left="0.06pt solid #000000" fo:border-right="0.06pt solid #000000" fo:border-top="none"/>
      <style:text-properties style:text-position=""/>
    </style:style>
    <style:style style:name="ce4" style:family="table-cell" style:parent-style-name="Default">
      <style:table-cell-properties fo:border-bottom="0.06pt solid #000000" fo:border-left="0.06pt solid #000000" fo:border-right="0.06pt solid #000000" fo:border-top="none"/>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6" style:family="table-cell" style:parent-style-name="Default">
      <style:table-cell-properties fo:border-bottom="none" fo:border-left="0.06pt solid #000000" fo:border-right="none" fo:border-top="0.06pt solid #000000"/>
      <style:text-properties style:text-position=""/>
    </style:style>
    <style:style style:name="ce7" style:family="table-cell" style:parent-style-name="Default">
      <style:table-cell-properties fo:border-bottom="none" fo:border-left="0.06pt solid #000000" fo:border-right="none" fo:border-top="none"/>
      <style:text-properties style:text-position=""/>
    </style:style>
    <style:style style:name="ce8" style:family="table-cell" style:parent-style-name="Default" style:data-style-name="N2">
      <style:table-cell-properties fo:border-bottom="0.06pt solid #000000" fo:border-left="0.06pt solid #000000" fo:border-right="none" fo:border-top="none"/>
      <style:text-properties style:text-position=""/>
    </style:style>
    <style:style style:name="ce9" style:family="table-cell" style:parent-style-name="Default">
      <style:table-cell-properties fo:border-bottom="none" fo:border-left="none" fo:border-right="none" fo:border-top="0.06pt solid #000000"/>
      <style:text-properties style:text-position="" style:font-name="Liberation Sans" style:font-name-asian="Droid Sans Fallback" style:font-name-complex="FreeSans"/>
    </style:style>
    <style:style style:name="ce27" style:family="table-cell" style:parent-style-name="Default">
      <style:table-cell-properties fo:border="0.06pt solid #000000"/>
    </style:style>
    <style:style style:name="ce28" style:family="table-cell" style:parent-style-name="Default">
      <style:table-cell-properties fo:border-bottom="none" fo:border-left="0.06pt solid #000000" fo:border-right="0.06pt solid #000000" fo:border-top="0.06pt solid #000000"/>
    </style:style>
    <style:style style:name="ce29" style:family="table-cell" style:parent-style-name="Default">
      <style:table-cell-properties fo:border-bottom="none" fo:border-left="0.06pt solid #000000" fo:border-right="0.06pt solid #000000" fo:border-top="none"/>
    </style:style>
    <style:style style:name="ce30" style:family="table-cell" style:parent-style-name="Default">
      <style:table-cell-properties fo:border-bottom="0.06pt solid #000000" fo:border-left="0.06pt solid #000000" fo:border-right="0.06pt solid #000000" fo:border-top="none"/>
    </style:style>
    <style:style style:name="ce31" style:family="table-cell" style:parent-style-name="Default">
      <style:table-cell-properties style:text-align-source="fix" style:repeat-content="false" fo:border="0.06pt solid #000000"/>
      <style:paragraph-properties fo:text-align="center" fo:margin-left="0cm"/>
    </style:style>
    <style:style style:name="ce32" style:family="table-cell" style:parent-style-name="Default">
      <style:table-cell-properties fo:border-bottom="none" fo:border-left="0.06pt solid #000000" fo:border-right="none" fo:border-top="0.06pt solid #000000"/>
    </style:style>
    <style:style style:name="ce33" style:family="table-cell" style:parent-style-name="Default">
      <style:table-cell-properties fo:border-bottom="none" fo:border-left="0.06pt solid #000000" fo:border-right="none" fo:border-top="none"/>
    </style:style>
    <style:style style:name="ce34" style:family="table-cell" style:parent-style-name="Default" style:data-style-name="N2">
      <style:table-cell-properties fo:border-bottom="0.06pt solid #000000" fo:border-left="0.06pt solid #000000" fo:border-right="none" fo:border-top="none"/>
    </style:style>
    <style:style style:name="ce35" style:family="table-cell" style:parent-style-name="Default">
      <style:table-cell-properties fo:border-bottom="none" fo:border-left="none" fo:border-right="none" fo:border-top="0.06pt solid #000000"/>
      <style:text-properties style:font-name="Liberation Sans" style:font-name-asian="Droid Sans Fallback" style:font-name-complex="FreeSans"/>
    </style:style>
    <style:style style:name="ce36" style:family="table-cell" style:parent-style-name="Default">
      <style:text-properties style:font-name="Liberation Sans" style:font-name-asian="Droid Sans Fallback" style:font-name-complex="FreeSans"/>
    </style:style>
    <style:style style:name="ce37" style:family="table-cell" style:parent-style-name="Default" style:data-style-name="N2">
      <style:table-cell-properties fo:border-bottom="0.06pt solid #000000" fo:border-left="none" fo:border-right="none" fo:border-top="none"/>
      <style:text-properties style:font-name="Liberation Sans" style:font-name-asian="Droid Sans Fallback" style:font-name-complex="FreeSans"/>
    </style:style>
    <style:style style:name="ce38" style:family="table-cell" style:parent-style-name="Default">
      <style:table-cell-properties fo:border-bottom="none" fo:border-left="none" fo:border-right="none" fo:border-top="0.06pt solid #000000"/>
    </style:style>
    <style:style style:name="ce39" style:family="table-cell" style:parent-style-name="Default" style:data-style-name="N2">
      <style:table-cell-properties fo:border-bottom="0.06pt solid #000000" fo:border-left="none" fo:border-right="none" fo:border-top="none"/>
    </style:style>
    <style:style style:name="ce40" style:family="table-cell" style:parent-style-name="Default">
      <style:table-cell-properties fo:border="none"/>
      <style:text-properties style:font-name="Liberation Sans" style:font-name-asian="Droid Sans Fallback" style:font-name-complex="FreeSans"/>
    </style:style>
    <style:style style:name="ce41" style:family="table-cell" style:parent-style-name="Default">
      <style:table-cell-properties fo:border="none"/>
    </style:style>
    <style:style style:name="ce42" style:family="table-cell" style:parent-style-name="Default">
      <style:table-cell-properties fo:border-bottom="none" fo:border-left="none" fo:border-right="0.06pt solid #000000" fo:border-top="0.06pt solid #000000"/>
    </style:style>
    <style:style style:name="ce43" style:family="table-cell" style:parent-style-name="Default">
      <style:table-cell-properties fo:border-bottom="none" fo:border-left="none" fo:border-right="0.06pt solid #000000" fo:border-top="none"/>
    </style:style>
    <style:style style:name="ce44" style:family="table-cell" style:parent-style-name="Default" style:data-style-name="N2">
      <style:table-cell-properties fo:border-bottom="0.06pt solid #000000" fo:border-left="none" fo:border-right="0.06pt solid #000000" fo:border-top="none"/>
    </style:style>
  </office:automatic-styles>
  <office:body>
    <office:spreadsheet>
      <table:table table:name="Feuille1" table:style-name="ta1">
        <table:table-column table:style-name="co1" table:number-columns-repeated="114" table:default-cell-style-name="Default"/>
        <table:table-column table:style-name="co2" table:default-cell-style-name="Default"/>
        <table:table-column table:style-name="co1" table:number-columns-repeated="9" table:default-cell-style-name="Default"/>
        <table:table-row table:style-name="ro1" table:number-rows-repeated="27">
          <table:table-cell table:number-columns-repeated="124"/>
        </table:table-row>
        <table:table-row table:style-name="ro1">
          <table:table-cell table:number-columns-repeated="115"/>
          <table:table-cell table:style-name="ce31" office:value-type="string" calcext:value-type="string" table:number-columns-spanned="3" table:number-rows-spanned="1">
            <text:p>100 ajouts</text:p>
          </table:table-cell>
          <table:covered-table-cell table:number-columns-repeated="2" table:style-name="ce31"/>
          <table:table-cell table:style-name="ce31" office:value-type="string" calcext:value-type="string" table:number-columns-spanned="3" table:number-rows-spanned="1">
            <text:p>200 ajouts</text:p>
          </table:table-cell>
          <table:covered-table-cell table:number-columns-repeated="2" table:style-name="ce31"/>
          <table:table-cell table:style-name="ce31" office:value-type="string" calcext:value-type="string" table:number-columns-spanned="3" table:number-rows-spanned="1">
            <text:p>400 ajouts</text:p>
          </table:table-cell>
          <table:covered-table-cell table:number-columns-repeated="2" table:style-name="ce31"/>
        </table:table-row>
        <table:table-row table:style-name="ro1">
          <table:table-cell table:number-columns-repeated="115"/>
          <table:table-cell table:style-name="ce27" office:value-type="string" calcext:value-type="string">
            <text:p>min</text:p>
          </table:table-cell>
          <table:table-cell table:style-name="ce27" office:value-type="string" calcext:value-type="string">
            <text:p>max</text:p>
          </table:table-cell>
          <table:table-cell table:style-name="ce27" office:value-type="string" calcext:value-type="string">
            <text:p>moy</text:p>
          </table:table-cell>
          <table:table-cell table:style-name="ce27" office:value-type="string" calcext:value-type="string">
            <text:p>min</text:p>
          </table:table-cell>
          <table:table-cell table:style-name="ce27" office:value-type="string" calcext:value-type="string">
            <text:p>max</text:p>
          </table:table-cell>
          <table:table-cell table:style-name="ce27" office:value-type="string" calcext:value-type="string">
            <text:p>moy</text:p>
          </table:table-cell>
          <table:table-cell table:style-name="ce27" office:value-type="string" calcext:value-type="string">
            <text:p>min</text:p>
          </table:table-cell>
          <table:table-cell table:style-name="ce27" office:value-type="string" calcext:value-type="string">
            <text:p>max</text:p>
          </table:table-cell>
          <table:table-cell table:style-name="ce27" office:value-type="string" calcext:value-type="string">
            <text:p>moy</text:p>
          </table:table-cell>
        </table:table-row>
        <table:table-row table:style-name="ro1">
          <table:table-cell table:number-columns-repeated="113"/>
          <table:table-cell table:style-name="ce27" office:value-type="string" calcext:value-type="string" table:number-columns-spanned="1" table:number-rows-spanned="6">
            <text:p>POP 30</text:p>
          </table:table-cell>
          <table:table-cell table:style-name="ce28" office:value-type="string" calcext:value-type="string">
            <text:p>Déplacements agent1</text:p>
          </table:table-cell>
          <table:table-cell table:style-name="ce32" office:value-type="float" office:value="289" calcext:value-type="float">
            <text:p>289</text:p>
          </table:table-cell>
          <table:table-cell table:style-name="ce35" office:value-type="float" office:value="507" calcext:value-type="float">
            <text:p>507</text:p>
          </table:table-cell>
          <table:table-cell table:style-name="ce38" office:value-type="float" office:value="358" calcext:value-type="float">
            <text:p>358</text:p>
          </table:table-cell>
          <table:table-cell table:style-name="ce32" office:value-type="float" office:value="305" calcext:value-type="float">
            <text:p>305</text:p>
          </table:table-cell>
          <table:table-cell table:style-name="ce35" office:value-type="float" office:value="619" calcext:value-type="float">
            <text:p>619</text:p>
          </table:table-cell>
          <table:table-cell table:style-name="ce38" office:value-type="float" office:value="380" calcext:value-type="float">
            <text:p>380</text:p>
          </table:table-cell>
          <table:table-cell table:style-name="ce32" office:value-type="float" office:value="305" calcext:value-type="float">
            <text:p>305</text:p>
          </table:table-cell>
          <table:table-cell table:style-name="ce35" office:value-type="float" office:value="667" calcext:value-type="float">
            <text:p>667</text:p>
          </table:table-cell>
          <table:table-cell table:style-name="ce42" office:value-type="float" office:value="399.46" calcext:value-type="float">
            <text:p>399,46</text:p>
          </table:table-cell>
        </table:table-row>
        <table:table-row table:style-name="ro1">
          <table:table-cell table:number-columns-repeated="113"/>
          <table:covered-table-cell table:style-name="ce27"/>
          <table:table-cell table:style-name="ce29" office:value-type="string" calcext:value-type="string">
            <text:p>Déplacements agent2</text:p>
          </table:table-cell>
          <table:table-cell table:style-name="ce33" office:value-type="float" office:value="191" calcext:value-type="float">
            <text:p>191</text:p>
          </table:table-cell>
          <table:table-cell table:style-name="ce36" office:value-type="float" office:value="627" calcext:value-type="float">
            <text:p>627</text:p>
          </table:table-cell>
          <table:table-cell office:value-type="float" office:value="225.38" calcext:value-type="float">
            <text:p>225,38</text:p>
          </table:table-cell>
          <table:table-cell table:style-name="ce33" office:value-type="float" office:value="201" calcext:value-type="float">
            <text:p>201</text:p>
          </table:table-cell>
          <table:table-cell table:style-name="ce40" office:value-type="float" office:value="937" calcext:value-type="float">
            <text:p>937</text:p>
          </table:table-cell>
          <table:table-cell table:style-name="ce41" office:value-type="float" office:value="237.88" calcext:value-type="float">
            <text:p>237,88</text:p>
          </table:table-cell>
          <table:table-cell table:style-name="ce33" office:value-type="float" office:value="199" calcext:value-type="float">
            <text:p>199</text:p>
          </table:table-cell>
          <table:table-cell table:style-name="ce36" office:value-type="float" office:value="647" calcext:value-type="float">
            <text:p>647</text:p>
          </table:table-cell>
          <table:table-cell table:style-name="ce43" office:value-type="float" office:value="242.45" calcext:value-type="float">
            <text:p>242,45</text:p>
          </table:table-cell>
        </table:table-row>
        <table:table-row table:style-name="ro1">
          <table:table-cell table:number-columns-repeated="113"/>
          <table:covered-table-cell table:style-name="ce27"/>
          <table:table-cell table:style-name="ce29" office:value-type="string" calcext:value-type="string">
            <text:p>Déplacements agent3</text:p>
          </table:table-cell>
          <table:table-cell table:style-name="ce33" office:value-type="float" office:value="378" calcext:value-type="float">
            <text:p>378</text:p>
          </table:table-cell>
          <table:table-cell table:style-name="ce36" office:value-type="float" office:value="1026" calcext:value-type="float">
            <text:p>1026</text:p>
          </table:table-cell>
          <table:table-cell office:value-type="float" office:value="583.37" calcext:value-type="float">
            <text:p>583,37</text:p>
          </table:table-cell>
          <table:table-cell table:style-name="ce33" office:value-type="float" office:value="381" calcext:value-type="float">
            <text:p>381</text:p>
          </table:table-cell>
          <table:table-cell table:style-name="ce40" office:value-type="float" office:value="1024" calcext:value-type="float">
            <text:p>1024</text:p>
          </table:table-cell>
          <table:table-cell table:style-name="ce41" office:value-type="float" office:value="579.97" calcext:value-type="float">
            <text:p>579,97</text:p>
          </table:table-cell>
          <table:table-cell table:style-name="ce33" office:value-type="float" office:value="382" calcext:value-type="float">
            <text:p>382</text:p>
          </table:table-cell>
          <table:table-cell table:style-name="ce36" office:value-type="float" office:value="814" calcext:value-type="float">
            <text:p>814</text:p>
          </table:table-cell>
          <table:table-cell table:style-name="ce43" office:value-type="float" office:value="566.55" calcext:value-type="float">
            <text:p>566,55</text:p>
          </table:table-cell>
        </table:table-row>
        <table:table-row table:style-name="ro1">
          <table:table-cell table:number-columns-repeated="113"/>
          <table:covered-table-cell table:style-name="ce27"/>
          <table:table-cell table:style-name="ce29" office:value-type="string" calcext:value-type="string">
            <text:p>Déplacements agent4</text:p>
          </table:table-cell>
          <table:table-cell table:style-name="ce33" office:value-type="float" office:value="379" calcext:value-type="float">
            <text:p>379</text:p>
          </table:table-cell>
          <table:table-cell table:style-name="ce36" office:value-type="float" office:value="719" calcext:value-type="float">
            <text:p>719</text:p>
          </table:table-cell>
          <table:table-cell office:value-type="float" office:value="470.58" calcext:value-type="float">
            <text:p>470,58</text:p>
          </table:table-cell>
          <table:table-cell table:style-name="ce33" office:value-type="float" office:value="379" calcext:value-type="float">
            <text:p>379</text:p>
          </table:table-cell>
          <table:table-cell table:style-name="ce40" office:value-type="float" office:value="715" calcext:value-type="float">
            <text:p>715</text:p>
          </table:table-cell>
          <table:table-cell table:style-name="ce41" office:value-type="float" office:value="497.26" calcext:value-type="float">
            <text:p>497,26</text:p>
          </table:table-cell>
          <table:table-cell table:style-name="ce33" office:value-type="float" office:value="395" calcext:value-type="float">
            <text:p>395</text:p>
          </table:table-cell>
          <table:table-cell table:style-name="ce36" office:value-type="float" office:value="847" calcext:value-type="float">
            <text:p>847</text:p>
          </table:table-cell>
          <table:table-cell table:style-name="ce43" office:value-type="float" office:value="518.98" calcext:value-type="float">
            <text:p>518,98</text:p>
          </table:table-cell>
        </table:table-row>
        <table:table-row table:style-name="ro1">
          <table:table-cell table:number-columns-repeated="113"/>
          <table:covered-table-cell table:style-name="ce27"/>
          <table:table-cell table:style-name="ce29" office:value-type="string" calcext:value-type="string">
            <text:p>Déplacements agent5</text:p>
          </table:table-cell>
          <table:table-cell table:style-name="ce33" office:value-type="float" office:value="266" calcext:value-type="float">
            <text:p>266</text:p>
          </table:table-cell>
          <table:table-cell table:style-name="ce36" office:value-type="float" office:value="1051" calcext:value-type="float">
            <text:p>1051</text:p>
          </table:table-cell>
          <table:table-cell office:value-type="float" office:value="488.94" calcext:value-type="float">
            <text:p>488,94</text:p>
          </table:table-cell>
          <table:table-cell table:style-name="ce33" office:value-type="float" office:value="264" calcext:value-type="float">
            <text:p>264</text:p>
          </table:table-cell>
          <table:table-cell table:style-name="ce40" office:value-type="float" office:value="878" calcext:value-type="float">
            <text:p>878</text:p>
          </table:table-cell>
          <table:table-cell table:style-name="ce41" office:value-type="float" office:value="377.28" calcext:value-type="float">
            <text:p>377,28</text:p>
          </table:table-cell>
          <table:table-cell table:style-name="ce33" office:value-type="float" office:value="260" calcext:value-type="float">
            <text:p>260</text:p>
          </table:table-cell>
          <table:table-cell table:style-name="ce36" office:value-type="float" office:value="784" calcext:value-type="float">
            <text:p>784</text:p>
          </table:table-cell>
          <table:table-cell table:style-name="ce43" office:value-type="float" office:value="394.34" calcext:value-type="float">
            <text:p>394,34</text:p>
          </table:table-cell>
        </table:table-row>
        <table:table-row table:style-name="ro1">
          <table:table-cell table:number-columns-repeated="113"/>
          <table:covered-table-cell table:style-name="ce27"/>
          <table:table-cell table:style-name="ce30" office:value-type="string" calcext:value-type="string">
            <text:p>Temps d'exécution</text:p>
          </table:table-cell>
          <table:table-cell table:style-name="ce34" office:value-type="float" office:value="3.92246" calcext:value-type="float">
            <text:p>3,92</text:p>
          </table:table-cell>
          <table:table-cell table:style-name="ce37" office:value-type="float" office:value="6.64913" calcext:value-type="float">
            <text:p>6,65</text:p>
          </table:table-cell>
          <table:table-cell table:style-name="ce39" office:value-type="float" office:value="5.0881987" calcext:value-type="float">
            <text:p>5,09</text:p>
          </table:table-cell>
          <table:table-cell table:style-name="ce34" office:value-type="float" office:value="5.88971" calcext:value-type="float">
            <text:p>5,89</text:p>
          </table:table-cell>
          <table:table-cell table:style-name="ce37" office:value-type="float" office:value="10.9144" calcext:value-type="float">
            <text:p>10,91</text:p>
          </table:table-cell>
          <table:table-cell table:style-name="ce39" office:value-type="float" office:value="7.8424098" calcext:value-type="float">
            <text:p>7,84</text:p>
          </table:table-cell>
          <table:table-cell table:style-name="ce34" office:value-type="float" office:value="10.7077" calcext:value-type="float">
            <text:p>10,71</text:p>
          </table:table-cell>
          <table:table-cell table:style-name="ce37" office:value-type="float" office:value="17.3893" calcext:value-type="float">
            <text:p>17,39</text:p>
          </table:table-cell>
          <table:table-cell table:style-name="ce44" office:value-type="float" office:value="13.686822" calcext:value-type="float">
            <text:p>13,69</text:p>
          </table:table-cell>
        </table:table-row>
        <table:table-row table:style-name="ro1">
          <table:table-cell table:number-columns-repeated="113"/>
          <table:table-cell table:style-name="ce27" office:value-type="string" calcext:value-type="string" table:number-columns-spanned="1" table:number-rows-spanned="6">
            <text:p>POP 60</text:p>
          </table:table-cell>
          <table:table-cell table:style-name="ce28" office:value-type="string" calcext:value-type="string">
            <text:p>Déplacements agent1</text:p>
          </table:table-cell>
          <table:table-cell table:style-name="ce32" office:value-type="float" office:value="299" calcext:value-type="float">
            <text:p>299</text:p>
          </table:table-cell>
          <table:table-cell table:style-name="ce35" office:value-type="float" office:value="479" calcext:value-type="float">
            <text:p>479</text:p>
          </table:table-cell>
          <table:table-cell table:style-name="ce38" office:value-type="float" office:value="348.08" calcext:value-type="float">
            <text:p>348,08</text:p>
          </table:table-cell>
          <table:table-cell table:style-name="ce32" office:value-type="float" office:value="293" calcext:value-type="float">
            <text:p>293</text:p>
          </table:table-cell>
          <table:table-cell table:style-name="ce35" office:value-type="float" office:value="619" calcext:value-type="float">
            <text:p>619</text:p>
          </table:table-cell>
          <table:table-cell table:style-name="ce38" office:value-type="float" office:value="380.26" calcext:value-type="float">
            <text:p>380,26</text:p>
          </table:table-cell>
          <table:table-cell table:style-name="ce32" office:value-type="float" office:value="301" calcext:value-type="float">
            <text:p>301</text:p>
          </table:table-cell>
          <table:table-cell table:style-name="ce35" office:value-type="float" office:value="687" calcext:value-type="float">
            <text:p>687</text:p>
          </table:table-cell>
          <table:table-cell table:style-name="ce42" office:value-type="float" office:value="400.24" calcext:value-type="float">
            <text:p>400,24</text:p>
          </table:table-cell>
        </table:table-row>
        <table:table-row table:style-name="ro1">
          <table:table-cell table:number-columns-repeated="113"/>
          <table:covered-table-cell table:style-name="ce27"/>
          <table:table-cell table:style-name="ce29" office:value-type="string" calcext:value-type="string">
            <text:p>Déplacements agent2</text:p>
          </table:table-cell>
          <table:table-cell table:style-name="ce33" office:value-type="float" office:value="193" calcext:value-type="float">
            <text:p>193</text:p>
          </table:table-cell>
          <table:table-cell table:style-name="ce36" office:value-type="float" office:value="1011" calcext:value-type="float">
            <text:p>1011</text:p>
          </table:table-cell>
          <table:table-cell office:value-type="float" office:value="223.15" calcext:value-type="float">
            <text:p>223,15</text:p>
          </table:table-cell>
          <table:table-cell table:style-name="ce33" office:value-type="float" office:value="195" calcext:value-type="float">
            <text:p>195</text:p>
          </table:table-cell>
          <table:table-cell table:style-name="ce36" office:value-type="float" office:value="755" calcext:value-type="float">
            <text:p>755</text:p>
          </table:table-cell>
          <table:table-cell office:value-type="float" office:value="238.9" calcext:value-type="float">
            <text:p>238,9</text:p>
          </table:table-cell>
          <table:table-cell table:style-name="ce33" office:value-type="float" office:value="205" calcext:value-type="float">
            <text:p>205</text:p>
          </table:table-cell>
          <table:table-cell table:style-name="ce36" office:value-type="float" office:value="351" calcext:value-type="float">
            <text:p>351</text:p>
          </table:table-cell>
          <table:table-cell table:style-name="ce43" office:value-type="float" office:value="241.88" calcext:value-type="float">
            <text:p>241,88</text:p>
          </table:table-cell>
        </table:table-row>
        <table:table-row table:style-name="ro1">
          <table:table-cell table:number-columns-repeated="113"/>
          <table:covered-table-cell table:style-name="ce27"/>
          <table:table-cell table:style-name="ce29" office:value-type="string" calcext:value-type="string">
            <text:p>Déplacements agent3</text:p>
          </table:table-cell>
          <table:table-cell table:style-name="ce33" office:value-type="float" office:value="368" calcext:value-type="float">
            <text:p>368</text:p>
          </table:table-cell>
          <table:table-cell table:style-name="ce36" office:value-type="float" office:value="990" calcext:value-type="float">
            <text:p>990</text:p>
          </table:table-cell>
          <table:table-cell office:value-type="float" office:value="599.93" calcext:value-type="float">
            <text:p>599,93</text:p>
          </table:table-cell>
          <table:table-cell table:style-name="ce33" office:value-type="float" office:value="376" calcext:value-type="float">
            <text:p>376</text:p>
          </table:table-cell>
          <table:table-cell table:style-name="ce36" office:value-type="float" office:value="883" calcext:value-type="float">
            <text:p>883</text:p>
          </table:table-cell>
          <table:table-cell office:value-type="float" office:value="568.4" calcext:value-type="float">
            <text:p>568,4</text:p>
          </table:table-cell>
          <table:table-cell table:style-name="ce33" office:value-type="float" office:value="382" calcext:value-type="float">
            <text:p>382</text:p>
          </table:table-cell>
          <table:table-cell table:style-name="ce36" office:value-type="float" office:value="842" calcext:value-type="float">
            <text:p>842</text:p>
          </table:table-cell>
          <table:table-cell table:style-name="ce43" office:value-type="float" office:value="573.65" calcext:value-type="float">
            <text:p>573,65</text:p>
          </table:table-cell>
        </table:table-row>
        <table:table-row table:style-name="ro1">
          <table:table-cell table:number-columns-repeated="113"/>
          <table:covered-table-cell table:style-name="ce27"/>
          <table:table-cell table:style-name="ce29" office:value-type="string" calcext:value-type="string">
            <text:p>Déplacements agent4</text:p>
          </table:table-cell>
          <table:table-cell table:style-name="ce33" office:value-type="float" office:value="373" calcext:value-type="float">
            <text:p>373</text:p>
          </table:table-cell>
          <table:table-cell table:style-name="ce36" office:value-type="float" office:value="656" calcext:value-type="float">
            <text:p>656</text:p>
          </table:table-cell>
          <table:table-cell office:value-type="float" office:value="462.97" calcext:value-type="float">
            <text:p>462,97</text:p>
          </table:table-cell>
          <table:table-cell table:style-name="ce33" office:value-type="float" office:value="383" calcext:value-type="float">
            <text:p>383</text:p>
          </table:table-cell>
          <table:table-cell table:style-name="ce36" office:value-type="float" office:value="780" calcext:value-type="float">
            <text:p>780</text:p>
          </table:table-cell>
          <table:table-cell office:value-type="float" office:value="495.64" calcext:value-type="float">
            <text:p>495,64</text:p>
          </table:table-cell>
          <table:table-cell table:style-name="ce33" office:value-type="float" office:value="395" calcext:value-type="float">
            <text:p>395</text:p>
          </table:table-cell>
          <table:table-cell table:style-name="ce36" office:value-type="float" office:value="773" calcext:value-type="float">
            <text:p>773</text:p>
          </table:table-cell>
          <table:table-cell table:style-name="ce43" office:value-type="float" office:value="511.25" calcext:value-type="float">
            <text:p>511,25</text:p>
          </table:table-cell>
        </table:table-row>
        <table:table-row table:style-name="ro1">
          <table:table-cell table:number-columns-repeated="113"/>
          <table:covered-table-cell table:style-name="ce27"/>
          <table:table-cell table:style-name="ce29" office:value-type="string" calcext:value-type="string">
            <text:p>Déplacements agent5</text:p>
          </table:table-cell>
          <table:table-cell table:style-name="ce33" office:value-type="float" office:value="250" calcext:value-type="float">
            <text:p>250</text:p>
          </table:table-cell>
          <table:table-cell table:style-name="ce36" office:value-type="float" office:value="882" calcext:value-type="float">
            <text:p>882</text:p>
          </table:table-cell>
          <table:table-cell office:value-type="float" office:value="415.77" calcext:value-type="float">
            <text:p>415,77</text:p>
          </table:table-cell>
          <table:table-cell table:style-name="ce33" office:value-type="float" office:value="254" calcext:value-type="float">
            <text:p>254</text:p>
          </table:table-cell>
          <table:table-cell table:style-name="ce36" office:value-type="float" office:value="577" calcext:value-type="float">
            <text:p>577</text:p>
          </table:table-cell>
          <table:table-cell office:value-type="float" office:value="367.71" calcext:value-type="float">
            <text:p>367,71</text:p>
          </table:table-cell>
          <table:table-cell table:style-name="ce33" office:value-type="float" office:value="256" calcext:value-type="float">
            <text:p>256</text:p>
          </table:table-cell>
          <table:table-cell table:style-name="ce36" office:value-type="float" office:value="722" calcext:value-type="float">
            <text:p>722</text:p>
          </table:table-cell>
          <table:table-cell table:style-name="ce43" office:value-type="float" office:value="373.42" calcext:value-type="float">
            <text:p>373,42</text:p>
          </table:table-cell>
        </table:table-row>
        <table:table-row table:style-name="ro1">
          <table:table-cell table:number-columns-repeated="113"/>
          <table:covered-table-cell table:style-name="ce27"/>
          <table:table-cell table:style-name="ce30" office:value-type="string" calcext:value-type="string">
            <text:p>Temps d'exécution</text:p>
          </table:table-cell>
          <table:table-cell table:style-name="ce34" office:value-type="float" office:value="8.14175" calcext:value-type="float">
            <text:p>8,14</text:p>
          </table:table-cell>
          <table:table-cell table:style-name="ce37" office:value-type="float" office:value="15.6692" calcext:value-type="float">
            <text:p>15,67</text:p>
          </table:table-cell>
          <table:table-cell table:style-name="ce39" office:value-type="float" office:value="10.1940567" calcext:value-type="float">
            <text:p>10,19</text:p>
          </table:table-cell>
          <table:table-cell table:style-name="ce34" office:value-type="float" office:value="11.222" calcext:value-type="float">
            <text:p>11,22</text:p>
          </table:table-cell>
          <table:table-cell table:style-name="ce37" office:value-type="float" office:value="20.9431" calcext:value-type="float">
            <text:p>20,94</text:p>
          </table:table-cell>
          <table:table-cell table:style-name="ce39" office:value-type="float" office:value="16.196971" calcext:value-type="float">
            <text:p>16,20</text:p>
          </table:table-cell>
          <table:table-cell table:style-name="ce34" office:value-type="float" office:value="21.3514" calcext:value-type="float">
            <text:p>21,35</text:p>
          </table:table-cell>
          <table:table-cell table:style-name="ce37" office:value-type="float" office:value="34.663" calcext:value-type="float">
            <text:p>34,66</text:p>
          </table:table-cell>
          <table:table-cell table:style-name="ce44" office:value-type="float" office:value="27.405438" calcext:value-type="float">
            <text:p>27,41</text:p>
          </table:table-cell>
        </table:table-row>
        <table:table-row table:style-name="ro1">
          <table:table-cell table:number-columns-repeated="113"/>
          <table:table-cell table:style-name="ce27" office:value-type="string" calcext:value-type="string" table:number-columns-spanned="1" table:number-rows-spanned="6">
            <text:p>POP 120</text:p>
          </table:table-cell>
          <table:table-cell table:style-name="ce28" office:value-type="string" calcext:value-type="string">
            <text:p>Déplacements agent1</text:p>
          </table:table-cell>
          <table:table-cell table:style-name="ce33" office:value-type="float" office:value="295" calcext:value-type="float">
            <text:p>295</text:p>
          </table:table-cell>
          <table:table-cell table:style-name="ce36" office:value-type="float" office:value="571" calcext:value-type="float">
            <text:p>571</text:p>
          </table:table-cell>
          <table:table-cell office:value-type="float" office:value="355.41" calcext:value-type="float">
            <text:p>355,41</text:p>
          </table:table-cell>
          <table:table-cell table:style-name="ce33" office:value-type="float" office:value="295" calcext:value-type="float">
            <text:p>295</text:p>
          </table:table-cell>
          <table:table-cell table:style-name="ce36" office:value-type="float" office:value="553" calcext:value-type="float">
            <text:p>553</text:p>
          </table:table-cell>
          <table:table-cell office:value-type="float" office:value="364.47" calcext:value-type="float">
            <text:p>364,47</text:p>
          </table:table-cell>
          <table:table-cell table:style-name="ce32" office:value-type="float" office:value="299" calcext:value-type="float">
            <text:p>299</text:p>
          </table:table-cell>
          <table:table-cell table:style-name="ce35" office:value-type="float" office:value="589" calcext:value-type="float">
            <text:p>589</text:p>
          </table:table-cell>
          <table:table-cell table:style-name="ce42" office:value-type="float" office:value="370.73" calcext:value-type="float">
            <text:p>370,73</text:p>
          </table:table-cell>
        </table:table-row>
        <table:table-row table:style-name="ro1">
          <table:table-cell table:number-columns-repeated="113"/>
          <table:covered-table-cell table:style-name="ce27"/>
          <table:table-cell table:style-name="ce29" office:value-type="string" calcext:value-type="string">
            <text:p>Déplacements agent2</text:p>
          </table:table-cell>
          <table:table-cell table:style-name="ce33" office:value-type="float" office:value="197" calcext:value-type="float">
            <text:p>197</text:p>
          </table:table-cell>
          <table:table-cell table:style-name="ce36" office:value-type="float" office:value="435" calcext:value-type="float">
            <text:p>435</text:p>
          </table:table-cell>
          <table:table-cell office:value-type="float" office:value="223.3" calcext:value-type="float">
            <text:p>223,3</text:p>
          </table:table-cell>
          <table:table-cell table:style-name="ce33" office:value-type="float" office:value="195" calcext:value-type="float">
            <text:p>195</text:p>
          </table:table-cell>
          <table:table-cell table:style-name="ce36" office:value-type="float" office:value="1089" calcext:value-type="float">
            <text:p>1089</text:p>
          </table:table-cell>
          <table:table-cell office:value-type="float" office:value="240.02" calcext:value-type="float">
            <text:p>240,02</text:p>
          </table:table-cell>
          <table:table-cell table:style-name="ce33" office:value-type="float" office:value="197" calcext:value-type="float">
            <text:p>197</text:p>
          </table:table-cell>
          <table:table-cell table:style-name="ce36" office:value-type="float" office:value="759" calcext:value-type="float">
            <text:p>759</text:p>
          </table:table-cell>
          <table:table-cell table:style-name="ce43" office:value-type="float" office:value="252.46" calcext:value-type="float">
            <text:p>252,46</text:p>
          </table:table-cell>
        </table:table-row>
        <table:table-row table:style-name="ro1">
          <table:table-cell table:number-columns-repeated="113"/>
          <table:covered-table-cell table:style-name="ce27"/>
          <table:table-cell table:style-name="ce29" office:value-type="string" calcext:value-type="string">
            <text:p>Déplacements agent3</text:p>
          </table:table-cell>
          <table:table-cell table:style-name="ce33" office:value-type="float" office:value="358" calcext:value-type="float">
            <text:p>358</text:p>
          </table:table-cell>
          <table:table-cell table:style-name="ce36" office:value-type="float" office:value="978" calcext:value-type="float">
            <text:p>978</text:p>
          </table:table-cell>
          <table:table-cell office:value-type="float" office:value="564.99" calcext:value-type="float">
            <text:p>564,99</text:p>
          </table:table-cell>
          <table:table-cell table:style-name="ce33" office:value-type="float" office:value="362" calcext:value-type="float">
            <text:p>362</text:p>
          </table:table-cell>
          <table:table-cell table:style-name="ce36" office:value-type="float" office:value="790" calcext:value-type="float">
            <text:p>790</text:p>
          </table:table-cell>
          <table:table-cell office:value-type="float" office:value="545.8" calcext:value-type="float">
            <text:p>545,8</text:p>
          </table:table-cell>
          <table:table-cell table:style-name="ce33" office:value-type="float" office:value="374" calcext:value-type="float">
            <text:p>374</text:p>
          </table:table-cell>
          <table:table-cell table:style-name="ce36" office:value-type="float" office:value="771" calcext:value-type="float">
            <text:p>771</text:p>
          </table:table-cell>
          <table:table-cell table:style-name="ce43" office:value-type="float" office:value="557.41" calcext:value-type="float">
            <text:p>557,41</text:p>
          </table:table-cell>
        </table:table-row>
        <table:table-row table:style-name="ro1">
          <table:table-cell table:number-columns-repeated="113"/>
          <table:covered-table-cell table:style-name="ce27"/>
          <table:table-cell table:style-name="ce29" office:value-type="string" calcext:value-type="string">
            <text:p>Déplacements agent4</text:p>
          </table:table-cell>
          <table:table-cell table:style-name="ce33" office:value-type="float" office:value="375" calcext:value-type="float">
            <text:p>375</text:p>
          </table:table-cell>
          <table:table-cell table:style-name="ce36" office:value-type="float" office:value="721" calcext:value-type="float">
            <text:p>721</text:p>
          </table:table-cell>
          <table:table-cell office:value-type="float" office:value="465.83" calcext:value-type="float">
            <text:p>465,83</text:p>
          </table:table-cell>
          <table:table-cell table:style-name="ce33" office:value-type="float" office:value="385" calcext:value-type="float">
            <text:p>385</text:p>
          </table:table-cell>
          <table:table-cell table:style-name="ce36" office:value-type="float" office:value="737" calcext:value-type="float">
            <text:p>737</text:p>
          </table:table-cell>
          <table:table-cell office:value-type="float" office:value="480.35" calcext:value-type="float">
            <text:p>480,35</text:p>
          </table:table-cell>
          <table:table-cell table:style-name="ce33" office:value-type="float" office:value="391" calcext:value-type="float">
            <text:p>391</text:p>
          </table:table-cell>
          <table:table-cell table:style-name="ce36" office:value-type="float" office:value="778" calcext:value-type="float">
            <text:p>778</text:p>
          </table:table-cell>
          <table:table-cell table:style-name="ce43" office:value-type="float" office:value="487.45" calcext:value-type="float">
            <text:p>487,45</text:p>
          </table:table-cell>
        </table:table-row>
        <table:table-row table:style-name="ro1">
          <table:table-cell table:number-columns-repeated="113"/>
          <table:covered-table-cell table:style-name="ce27"/>
          <table:table-cell table:style-name="ce29" office:value-type="string" calcext:value-type="string">
            <text:p>Déplacements agent5</text:p>
          </table:table-cell>
          <table:table-cell table:style-name="ce33" office:value-type="float" office:value="260" calcext:value-type="float">
            <text:p>260</text:p>
          </table:table-cell>
          <table:table-cell table:style-name="ce36" office:value-type="float" office:value="781" calcext:value-type="float">
            <text:p>781</text:p>
          </table:table-cell>
          <table:table-cell office:value-type="float" office:value="404.71" calcext:value-type="float">
            <text:p>404,71</text:p>
          </table:table-cell>
          <table:table-cell table:style-name="ce33" office:value-type="float" office:value="262" calcext:value-type="float">
            <text:p>262</text:p>
          </table:table-cell>
          <table:table-cell table:style-name="ce36" office:value-type="float" office:value="650" calcext:value-type="float">
            <text:p>650</text:p>
          </table:table-cell>
          <table:table-cell office:value-type="float" office:value="371.23" calcext:value-type="float">
            <text:p>371,23</text:p>
          </table:table-cell>
          <table:table-cell table:style-name="ce33" office:value-type="float" office:value="252" calcext:value-type="float">
            <text:p>252</text:p>
          </table:table-cell>
          <table:table-cell table:style-name="ce36" office:value-type="float" office:value="604" calcext:value-type="float">
            <text:p>604</text:p>
          </table:table-cell>
          <table:table-cell table:style-name="ce43" office:value-type="float" office:value="339.12" calcext:value-type="float">
            <text:p>339,12</text:p>
          </table:table-cell>
        </table:table-row>
        <table:table-row table:style-name="ro1">
          <table:table-cell table:number-columns-repeated="113"/>
          <table:covered-table-cell table:style-name="ce27"/>
          <table:table-cell table:style-name="ce30" office:value-type="string" calcext:value-type="string">
            <text:p>Temps d'exécution</text:p>
          </table:table-cell>
          <table:table-cell table:style-name="ce34" office:value-type="float" office:value="14.295" calcext:value-type="float">
            <text:p>14,30</text:p>
          </table:table-cell>
          <table:table-cell table:style-name="ce37" office:value-type="float" office:value="27.1509" calcext:value-type="float">
            <text:p>27,15</text:p>
          </table:table-cell>
          <table:table-cell table:style-name="ce39" office:value-type="float" office:value="20.660589" calcext:value-type="float">
            <text:p>20,66</text:p>
          </table:table-cell>
          <table:table-cell table:style-name="ce34" office:value-type="float" office:value="26.184" calcext:value-type="float">
            <text:p>26,18</text:p>
          </table:table-cell>
          <table:table-cell table:style-name="ce37" office:value-type="float" office:value="53.0489" calcext:value-type="float">
            <text:p>53,05</text:p>
          </table:table-cell>
          <table:table-cell table:style-name="ce39" office:value-type="float" office:value="32.572675" calcext:value-type="float">
            <text:p>32,57</text:p>
          </table:table-cell>
          <table:table-cell table:style-name="ce34" office:value-type="float" office:value="43.2401" calcext:value-type="float">
            <text:p>43,24</text:p>
          </table:table-cell>
          <table:table-cell table:style-name="ce37" office:value-type="float" office:value="63.8926" calcext:value-type="float">
            <text:p>63,89</text:p>
          </table:table-cell>
          <table:table-cell table:style-name="ce44" office:value-type="float" office:value="53.000722" calcext:value-type="float">
            <text:p>53,0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8" number:min-integer-digits="1"/>
    </number:number-style>
    <number:number-style style:name="N110">
      <number:number number:decimal-places="7" number:min-integer-digits="1"/>
    </number:number-style>
    <number:number-style style:name="N111">
      <number:number number:decimal-places="6" number:min-integer-digits="1"/>
    </number:number-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currency-style style:name="N115P0" style:volatile="true">
      <number:number number: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5:16:16.444429494">00:00:00</text:time></text:p>
        </style:region-right>
      </style:header>
      <style:header-left style:display="false"/>
      <style:footer>
        <text:p>Page <text:page-number>1</text:page-number> / <text:page-count>99</text:page-count></text:p>
      </style:footer>
      <style:footer-left style:display="false"/>
    </style:master-page>
  </office:master-styles>
</office:document-styles>
</file>